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4528in"/>
    </style:style>
    <style:style style:name="co19" style:family="table-column">
      <style:table-column-properties fo:break-before="auto" style:column-width="0.8575in"/>
    </style:style>
    <style:style style:name="co20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839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6429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45in"/>
    </style:style>
    <style:style style:name="co13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2673in"/>
    </style:style>
    <style:style style:name="co17" style:family="table-column">
      <style:table-column-properties fo:break-before="auto" style:column-width="0.4181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607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5571in"/>
    </style:style>
    <style:style style:name="co25" style:family="table-column">
      <style:table-column-properties fo:break-before="auto" style:column-width="0.6535in"/>
    </style:style>
    <style:style style:name="co26" style:family="table-column">
      <style:table-column-properties fo:break-before="auto" style:column-width="1.2028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0.4047in"/>
    </style:style>
    <style:style style:name="ro3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ime&amp;power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4" table:number-columns-repeated="4" table:default-cell-style-name="Default"/>
        <table:table-column table:style-name="co28" table:default-cell-style-name="Default"/>
        <table:table-column table:style-name="co14" table:number-columns-repeated="3" table:default-cell-style-name="Default"/>
        <table:table-row table:style-name="ro1">
          <table:table-cell table:number-columns-repeated="5"/>
          <table:table-cell table:style-name="ce3" office:value-type="string">
            <text:p>WOLB Projected</text:p>
          </table:table-cell>
          <table:table-cell table:number-columns-repeated="4"/>
          <table:table-cell table:style-name="ce3" office:value-type="string">
            <text:p>RLB</text:p>
          </table:table-cell>
          <table:table-cell table:number-columns-repeated="4"/>
          <table:table-cell table:style-name="ce3" office:value-type="string">
            <text:p>PLB</text:p>
          </table:table-cell>
          <table:table-cell table:number-columns-repeated="5"/>
          <table:table-cell office:value-type="string">
            <text:p>GLB</text:p>
          </table:table-cell>
          <table:table-cell table:number-columns-repeated="2"/>
          <table:table-cell office:value-type="string">
            <text:p>%Imp avg WOLB</text:p>
          </table:table-cell>
          <table:table-cell office:value-type="string">
            <text:p>%Imp avg RLB</text:p>
          </table:table-cell>
          <table:table-cell office:value-type="string">
            <text:p>%Imp avg GLB</text:p>
          </table:table-cell>
          <table:table-cell/>
          <table:table-cell office:value-type="string">
            <text:p>%Imp idle WOLB</text:p>
          </table:table-cell>
          <table:table-cell office:value-type="string">
            <text:p>%Imp idle RLB</text:p>
          </table:table-cell>
          <table:table-cell office:value-type="string">
            <text:p>%Imp idle GLB</text:p>
          </table:table-cell>
          <table:table-cell/>
          <table:table-cell office:value-type="string">
            <text:p>%max time WOLB</text:p>
          </table:table-cell>
          <table:table-cell office:value-type="string">
            <text:p>%max time RLB</text:p>
          </table:table-cell>
          <table:table-cell office:value-type="string">
            <text:p>%max time GLB</text:p>
          </table:table-cell>
        </table:table-row>
        <table:table-row table:style-name="ro4">
          <table:table-cell/>
          <table:table-cell table:style-name="ce3" office:value-type="string">
            <text:p>max time</text:p>
          </table:table-cell>
          <table:table-cell table:style-name="ce3" office:value-type="string">
            <text:p>max idle</text:p>
          </table:table-cell>
          <table:table-cell table:style-name="ce3" office:value-type="string">
            <text:p>av idle</text:p>
          </table:table-cell>
          <table:table-cell table:style-name="ce3"/>
          <table:table-cell table:style-name="ce3" office:value-type="string">
            <text:p>max time</text:p>
          </table:table-cell>
          <table:table-cell table:style-name="ce3" office:value-type="string">
            <text:p>max idle</text:p>
          </table:table-cell>
          <table:table-cell table:style-name="ce3" office:value-type="string">
            <text:p>av idle</text:p>
          </table:table-cell>
          <table:table-cell/>
          <table:table-cell table:style-name="ce3" office:value-type="string">
            <text:p>max time</text:p>
          </table:table-cell>
          <table:table-cell table:style-name="ce3" office:value-type="string">
            <text:p>lbd</text:p>
          </table:table-cell>
          <table:table-cell table:style-name="ce3" office:value-type="string">
            <text:p>max idle</text:p>
          </table:table-cell>
          <table:table-cell table:style-name="ce3" office:value-type="string">
            <text:p>av idle</text:p>
          </table:table-cell>
          <table:table-cell/>
          <table:table-cell table:style-name="ce3" office:value-type="string">
            <text:p>max time</text:p>
          </table:table-cell>
          <table:table-cell table:style-name="ce3" office:value-type="string">
            <text:p>lbd</text:p>
          </table:table-cell>
          <table:table-cell table:style-name="ce3" office:value-type="string">
            <text:p>max idle</text:p>
          </table:table-cell>
          <table:table-cell table:style-name="ce3" office:value-type="string">
            <text:p>av idle</text:p>
          </table:table-cell>
          <table:table-cell/>
          <table:table-cell table:style-name="ce3" office:value-type="string">
            <text:p>max time</text:p>
          </table:table-cell>
          <table:table-cell table:style-name="ce3" office:value-type="string">
            <text:p>lbd</text:p>
          </table:table-cell>
          <table:table-cell table:style-name="ce3" office:value-type="string">
            <text:p>max idle</text:p>
          </table:table-cell>
          <table:table-cell table:style-name="ce3" office:value-type="string">
            <text:p>av idle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2738208770752">
            <text:p>7.2738208771</text:p>
          </table:table-cell>
          <table:table-cell office:value-type="float" office:value="3.8743736743927">
            <text:p>3.8743736744</text:p>
          </table:table-cell>
          <table:table-cell office:value-type="float" office:value="1.33636700312297">
            <text:p>1.3363670031</text:p>
          </table:table-cell>
          <table:table-cell/>
          <table:table-cell table:formula="of:=[.B3]+0.5" office:value-type="float" office:value="7.7738208770752">
            <text:p>7.7738208771</text:p>
          </table:table-cell>
          <table:table-cell table:formula="of:=[.C3]+2.5" office:value-type="float" office:value="6.3743736743927">
            <text:p>6.3743736744</text:p>
          </table:table-cell>
          <table:table-cell table:formula="of:=[.D3]+0" office:value-type="float" office:value="1.33636700312297">
            <text:p>1.3363670031</text:p>
          </table:table-cell>
          <table:table-cell/>
          <table:table-cell office:value-type="float" office:value="6.99312686920166">
            <text:p>6.9931268692</text:p>
          </table:table-cell>
          <table:table-cell office:value-type="float" office:value="8.85669898986816">
            <text:p>8.8566989899</text:p>
          </table:table-cell>
          <table:table-cell office:value-type="float" office:value="5.54265260696411">
            <text:p>5.542652607</text:p>
          </table:table-cell>
          <table:table-cell office:value-type="float" office:value="0.843486813704173">
            <text:p>0.8434868137</text:p>
          </table:table-cell>
          <table:table-cell/>
          <table:table-cell office:value-type="float" office:value="6.63931655883789">
            <text:p>6.6393165588</text:p>
          </table:table-cell>
          <table:table-cell office:value-type="float" office:value="19.8322939872742">
            <text:p>19.8322939873</text:p>
          </table:table-cell>
          <table:table-cell office:value-type="float" office:value="4.88426637649536">
            <text:p>4.8842663765</text:p>
          </table:table-cell>
          <table:table-cell office:value-type="float" office:value="0.723268922170003">
            <text:p>0.7232689222</text:p>
          </table:table-cell>
          <table:table-cell/>
          <table:table-cell office:value-type="float" office:value="5.93145132064819">
            <text:p>5.9314513206</text:p>
          </table:table-cell>
          <table:table-cell office:value-type="float" office:value="16.7342858314514">
            <text:p>16.7342858315</text:p>
          </table:table-cell>
          <table:table-cell office:value-type="float" office:value="4.3383219242096">
            <text:p>4.3383219242</text:p>
          </table:table-cell>
          <table:table-cell office:value-type="float" office:value="0.712960267066956">
            <text:p>0.7129602671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23983097076416">
            <text:p>7.2398309708</text:p>
          </table:table-cell>
          <table:table-cell office:value-type="float" office:value="3.83431148529053">
            <text:p>3.8343114853</text:p>
          </table:table-cell>
          <table:table-cell office:value-type="float" office:value="1.0708235502243">
            <text:p>1.0708235502</text:p>
          </table:table-cell>
          <table:table-cell/>
          <table:table-cell table:formula="of:=[.B4]+0.5" office:value-type="float" office:value="7.73983097076416">
            <text:p>7.7398309708</text:p>
          </table:table-cell>
          <table:table-cell table:formula="of:=[.C4]+2.5" office:value-type="float" office:value="6.33431148529053">
            <text:p>6.3343114853</text:p>
          </table:table-cell>
          <table:table-cell table:formula="of:=[.D4]+0" office:value-type="float" office:value="1.0708235502243">
            <text:p>1.0708235502</text:p>
          </table:table-cell>
          <table:table-cell/>
          <table:table-cell office:value-type="float" office:value="6.96305084228516">
            <text:p>6.9630508423</text:p>
          </table:table-cell>
          <table:table-cell office:value-type="float" office:value="9.23771715164185">
            <text:p>9.2377171516</text:p>
          </table:table-cell>
          <table:table-cell office:value-type="float" office:value="5.51553606987">
            <text:p>5.5155360699</text:p>
          </table:table-cell>
          <table:table-cell office:value-type="float" office:value="0.815620994567871">
            <text:p>0.8156209946</text:p>
          </table:table-cell>
          <table:table-cell/>
          <table:table-cell office:value-type="float" office:value="6.56766605377197">
            <text:p>6.5676660538</text:p>
          </table:table-cell>
          <table:table-cell office:value-type="float" office:value="18.7475769519806">
            <text:p>18.747576952</text:p>
          </table:table-cell>
          <table:table-cell office:value-type="float" office:value="4.79812049865723">
            <text:p>4.7981204987</text:p>
          </table:table-cell>
          <table:table-cell office:value-type="float" office:value="0.648666254679362">
            <text:p>0.6486662547</text:p>
          </table:table-cell>
          <table:table-cell/>
          <table:table-cell office:value-type="float" office:value="5.83552408218384">
            <text:p>5.8355240822</text:p>
          </table:table-cell>
          <table:table-cell office:value-type="float" office:value="16.7161250114441">
            <text:p>16.7161250114</text:p>
          </table:table-cell>
          <table:table-cell office:value-type="float" office:value="4.24380922317505">
            <text:p>4.2438092232</text:p>
          </table:table-cell>
          <table:table-cell office:value-type="float" office:value="0.636044005552928">
            <text:p>0.6360440056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2432074546814">
            <text:p>7.2432074547</text:p>
          </table:table-cell>
          <table:table-cell office:value-type="float" office:value="3.83868622779846">
            <text:p>3.8386862278</text:p>
          </table:table-cell>
          <table:table-cell office:value-type="float" office:value="1.07092427015305">
            <text:p>1.0709242702</text:p>
          </table:table-cell>
          <table:table-cell/>
          <table:table-cell table:formula="of:=[.B5]+0.5" office:value-type="float" office:value="7.7432074546814">
            <text:p>7.7432074547</text:p>
          </table:table-cell>
          <table:table-cell table:formula="of:=[.C5]+2.5" office:value-type="float" office:value="6.33868622779846">
            <text:p>6.3386862278</text:p>
          </table:table-cell>
          <table:table-cell table:formula="of:=[.D5]+0" office:value-type="float" office:value="1.07092427015305">
            <text:p>1.0709242702</text:p>
          </table:table-cell>
          <table:table-cell/>
          <table:table-cell office:value-type="float" office:value="7.07485961914063">
            <text:p>7.0748596191</text:p>
          </table:table-cell>
          <table:table-cell office:value-type="float" office:value="8.68040299415588">
            <text:p>8.6804029942</text:p>
          </table:table-cell>
          <table:table-cell office:value-type="float" office:value="5.62738680839539">
            <text:p>5.6273868084</text:p>
          </table:table-cell>
          <table:table-cell office:value-type="float" office:value="0.926696860790253">
            <text:p>0.9266968608</text:p>
          </table:table-cell>
          <table:table-cell/>
          <table:table-cell office:value-type="float" office:value="6.61329078674316">
            <text:p>6.6132907867</text:p>
          </table:table-cell>
          <table:table-cell office:value-type="float" office:value="18.0390582084656">
            <text:p>18.0390582085</text:p>
          </table:table-cell>
          <table:table-cell office:value-type="float" office:value="4.85762858390808">
            <text:p>4.8576285839</text:p>
          </table:table-cell>
          <table:table-cell office:value-type="float" office:value="0.704613971710205">
            <text:p>0.7046139717</text:p>
          </table:table-cell>
          <table:table-cell/>
          <table:table-cell office:value-type="float" office:value="5.85134887695313">
            <text:p>5.851348877</text:p>
          </table:table-cell>
          <table:table-cell office:value-type="float" office:value="16.5778861045837">
            <text:p>16.5778861046</text:p>
          </table:table-cell>
          <table:table-cell office:value-type="float" office:value="4.25705432891846">
            <text:p>4.2570543289</text:p>
          </table:table-cell>
          <table:table-cell office:value-type="float" office:value="0.730313118298848">
            <text:p>0.7303131183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6437664031982">
            <text:p>7.2643766403</text:p>
          </table:table-cell>
          <table:table-cell office:value-type="float" office:value="3.8597936630249">
            <text:p>3.859793663</text:p>
          </table:table-cell>
          <table:table-cell office:value-type="float" office:value="1.08995998303096">
            <text:p>1.089959983</text:p>
          </table:table-cell>
          <table:table-cell/>
          <table:table-cell table:formula="of:=[.B6]+0.5" office:value-type="float" office:value="7.76437664031982">
            <text:p>7.7643766403</text:p>
          </table:table-cell>
          <table:table-cell table:formula="of:=[.C6]+2.5" office:value-type="float" office:value="6.3597936630249">
            <text:p>6.359793663</text:p>
          </table:table-cell>
          <table:table-cell table:formula="of:=[.D6]+0" office:value-type="float" office:value="1.08995998303096">
            <text:p>1.089959983</text:p>
          </table:table-cell>
          <table:table-cell/>
          <table:table-cell office:value-type="float" office:value="7.0746259689331">
            <text:p>7.0746259689</text:p>
          </table:table-cell>
          <table:table-cell office:value-type="float" office:value="9.07406210899353">
            <text:p>9.074062109</text:p>
          </table:table-cell>
          <table:table-cell office:value-type="float" office:value="5.62782859802246">
            <text:p>5.627828598</text:p>
          </table:table-cell>
          <table:table-cell office:value-type="float" office:value="0.98978777329127">
            <text:p>0.9897877733</text:p>
          </table:table-cell>
          <table:table-cell/>
          <table:table-cell office:value-type="float" office:value="6.53156805038452">
            <text:p>6.5315680504</text:p>
          </table:table-cell>
          <table:table-cell office:value-type="float" office:value="16.6059031486511">
            <text:p>16.6059031487</text:p>
          </table:table-cell>
          <table:table-cell office:value-type="float" office:value="4.78258419036865">
            <text:p>4.7825841904</text:p>
          </table:table-cell>
          <table:table-cell office:value-type="float" office:value="0.62408694823583">
            <text:p>0.6240869482</text:p>
          </table:table-cell>
          <table:table-cell/>
          <table:table-cell office:value-type="float" office:value="5.90963554382324">
            <text:p>5.9096355438</text:p>
          </table:table-cell>
          <table:table-cell office:value-type="float" office:value="16.7063939571381">
            <text:p>16.7063939571</text:p>
          </table:table-cell>
          <table:table-cell office:value-type="float" office:value="4.31570529937744">
            <text:p>4.3157052994</text:p>
          </table:table-cell>
          <table:table-cell office:value-type="float" office:value="0.658126266797384">
            <text:p>0.6581262668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25091361999512">
            <text:p>7.25091362</text:p>
          </table:table-cell>
          <table:table-cell office:value-type="float" office:value="3.83785200119019">
            <text:p>3.8378520012</text:p>
          </table:table-cell>
          <table:table-cell office:value-type="float" office:value="1.08019981781642">
            <text:p>1.0801998178</text:p>
          </table:table-cell>
          <table:table-cell/>
          <table:table-cell table:formula="of:=[.B7]+0.5" office:value-type="float" office:value="7.75091361999512">
            <text:p>7.75091362</text:p>
          </table:table-cell>
          <table:table-cell table:formula="of:=[.C7]+2.5" office:value-type="float" office:value="6.33785200119019">
            <text:p>6.3378520012</text:p>
          </table:table-cell>
          <table:table-cell table:formula="of:=[.D7]+0" office:value-type="float" office:value="1.08019981781642">
            <text:p>1.0801998178</text:p>
          </table:table-cell>
          <table:table-cell/>
          <table:table-cell office:value-type="float" office:value="7.04224252700806">
            <text:p>7.042242527</text:p>
          </table:table-cell>
          <table:table-cell office:value-type="float" office:value="9.10723900794983">
            <text:p>9.1072390079</text:p>
          </table:table-cell>
          <table:table-cell office:value-type="float" office:value="5.59465003013611">
            <text:p>5.5946500301</text:p>
          </table:table-cell>
          <table:table-cell office:value-type="float" office:value="0.895647788047791">
            <text:p>0.895647788</text:p>
          </table:table-cell>
          <table:table-cell/>
          <table:table-cell office:value-type="float" office:value="6.59436941146851">
            <text:p>6.5943694115</text:p>
          </table:table-cell>
          <table:table-cell office:value-type="float" office:value="15.437570810318">
            <text:p>15.4375708103</text:p>
          </table:table-cell>
          <table:table-cell office:value-type="float" office:value="4.84556436538696">
            <text:p>4.8455643654</text:p>
          </table:table-cell>
          <table:table-cell office:value-type="float" office:value="0.666458880901337">
            <text:p>0.6664588809</text:p>
          </table:table-cell>
          <table:table-cell/>
          <table:table-cell office:value-type="float" office:value="5.90781164169312">
            <text:p>5.9078116417</text:p>
          </table:table-cell>
          <table:table-cell office:value-type="float" office:value="16.6708090305328">
            <text:p>16.6708090305</text:p>
          </table:table-cell>
          <table:table-cell office:value-type="float" office:value="4.31451439857483">
            <text:p>4.3145143986</text:p>
          </table:table-cell>
          <table:table-cell office:value-type="float" office:value="0.665516781806946">
            <text:p>0.6655167818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25669145584106">
            <text:p>7.2566914558</text:p>
          </table:table-cell>
          <table:table-cell office:value-type="float" office:value="3.84729027748108">
            <text:p>3.8472902775</text:p>
          </table:table-cell>
          <table:table-cell office:value-type="float" office:value="1.09266004959742">
            <text:p>1.0926600496</text:p>
          </table:table-cell>
          <table:table-cell/>
          <table:table-cell table:formula="of:=[.B8]+0.5" office:value-type="float" office:value="7.75669145584106">
            <text:p>7.7566914558</text:p>
          </table:table-cell>
          <table:table-cell table:formula="of:=[.C8]+2.5" office:value-type="float" office:value="6.34729027748108">
            <text:p>6.3472902775</text:p>
          </table:table-cell>
          <table:table-cell table:formula="of:=[.D8]+0" office:value-type="float" office:value="1.09266004959742">
            <text:p>1.0926600496</text:p>
          </table:table-cell>
          <table:table-cell/>
          <table:table-cell office:value-type="float" office:value="7.09491062164307">
            <text:p>7.0949106216</text:p>
          </table:table-cell>
          <table:table-cell office:value-type="float" office:value="9.06571793556213">
            <text:p>9.0657179356</text:p>
          </table:table-cell>
          <table:table-cell office:value-type="float" office:value="5.64666318893433">
            <text:p>5.6466631889</text:p>
          </table:table-cell>
          <table:table-cell office:value-type="float" office:value="1.0058487812678">
            <text:p>1.0058487813</text:p>
          </table:table-cell>
          <table:table-cell/>
          <table:table-cell office:value-type="float" office:value="6.53595638275147">
            <text:p>6.5359563828</text:p>
          </table:table-cell>
          <table:table-cell office:value-type="float" office:value="15.7620868682861">
            <text:p>15.7620868683</text:p>
          </table:table-cell>
          <table:table-cell office:value-type="float" office:value="4.79080820083618">
            <text:p>4.7908082008</text:p>
          </table:table-cell>
          <table:table-cell office:value-type="float" office:value="0.646243556340535">
            <text:p>0.6462435563</text:p>
          </table:table-cell>
          <table:table-cell/>
          <table:table-cell office:value-type="float" office:value="5.91412830352783">
            <text:p>5.9141283035</text:p>
          </table:table-cell>
          <table:table-cell office:value-type="float" office:value="16.6946799755096">
            <text:p>16.6946799755</text:p>
          </table:table-cell>
          <table:table-cell office:value-type="float" office:value="4.31918692588806">
            <text:p>4.3191869259</text:p>
          </table:table-cell>
          <table:table-cell office:value-type="float" office:value="0.66544836362203">
            <text:p>0.6654483636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26302814483643">
            <text:p>7.2630281448</text:p>
          </table:table-cell>
          <table:table-cell office:value-type="float" office:value="3.85538387298584">
            <text:p>3.855383873</text:p>
          </table:table-cell>
          <table:table-cell office:value-type="float" office:value="1.10182640949885">
            <text:p>1.1018264095</text:p>
          </table:table-cell>
          <table:table-cell/>
          <table:table-cell table:formula="of:=[.B9]+0.5" office:value-type="float" office:value="7.76302814483643">
            <text:p>7.7630281448</text:p>
          </table:table-cell>
          <table:table-cell table:formula="of:=[.C9]+2.5" office:value-type="float" office:value="6.35538387298584">
            <text:p>6.355383873</text:p>
          </table:table-cell>
          <table:table-cell table:formula="of:=[.D9]+0" office:value-type="float" office:value="1.10182640949885">
            <text:p>1.1018264095</text:p>
          </table:table-cell>
          <table:table-cell/>
          <table:table-cell office:value-type="float" office:value="7.03060531616211">
            <text:p>7.0306053162</text:p>
          </table:table-cell>
          <table:table-cell office:value-type="float" office:value="9.10452198982239">
            <text:p>9.1045219898</text:p>
          </table:table-cell>
          <table:table-cell office:value-type="float" office:value="5.58362889289856">
            <text:p>5.5836288929</text:p>
          </table:table-cell>
          <table:table-cell office:value-type="float" office:value="1.09781757195791">
            <text:p>1.097817572</text:p>
          </table:table-cell>
          <table:table-cell/>
          <table:table-cell office:value-type="float" office:value="6.56496286392212">
            <text:p>6.5649628639</text:p>
          </table:table-cell>
          <table:table-cell office:value-type="float" office:value="18.0188729763031">
            <text:p>18.0188729763</text:p>
          </table:table-cell>
          <table:table-cell office:value-type="float" office:value="4.80506491661072">
            <text:p>4.8050649166</text:p>
          </table:table-cell>
          <table:table-cell office:value-type="float" office:value="0.651476109027863">
            <text:p>0.651476109</text:p>
          </table:table-cell>
          <table:table-cell/>
          <table:table-cell office:value-type="float" office:value="5.8406286239624">
            <text:p>5.840628624</text:p>
          </table:table-cell>
          <table:table-cell office:value-type="float" office:value="16.5396389961243">
            <text:p>16.5396389961</text:p>
          </table:table-cell>
          <table:table-cell office:value-type="float" office:value="4.24726057052612">
            <text:p>4.2472605705</text:p>
          </table:table-cell>
          <table:table-cell office:value-type="float" office:value="0.604130601882935">
            <text:p>0.6041306019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24013042449951">
            <text:p>7.2401304245</text:p>
          </table:table-cell>
          <table:table-cell office:value-type="float" office:value="3.80842256546021">
            <text:p>3.8084225655</text:p>
          </table:table-cell>
          <table:table-cell office:value-type="float" office:value="1.08291488488515">
            <text:p>1.0829148849</text:p>
          </table:table-cell>
          <table:table-cell/>
          <table:table-cell table:formula="of:=[.B10]+0.5" office:value-type="float" office:value="7.74013042449951">
            <text:p>7.7401304245</text:p>
          </table:table-cell>
          <table:table-cell table:formula="of:=[.C10]+2.5" office:value-type="float" office:value="6.30842256546021">
            <text:p>6.3084225655</text:p>
          </table:table-cell>
          <table:table-cell table:formula="of:=[.D10]+0" office:value-type="float" office:value="1.08291488488515">
            <text:p>1.0829148849</text:p>
          </table:table-cell>
          <table:table-cell/>
          <table:table-cell office:value-type="float" office:value="7.01345109939575">
            <text:p>7.0134510994</text:p>
          </table:table-cell>
          <table:table-cell office:value-type="float" office:value="8.88370704650879">
            <text:p>8.8837070465</text:p>
          </table:table-cell>
          <table:table-cell office:value-type="float" office:value="5.5659236907959">
            <text:p>5.5659236908</text:p>
          </table:table-cell>
          <table:table-cell office:value-type="float" office:value="0.885991315046946">
            <text:p>0.885991315</text:p>
          </table:table-cell>
          <table:table-cell/>
          <table:table-cell office:value-type="float" office:value="6.53007078170776">
            <text:p>6.5300707817</text:p>
          </table:table-cell>
          <table:table-cell office:value-type="float" office:value="17.8331248760223">
            <text:p>17.833124876</text:p>
          </table:table-cell>
          <table:table-cell office:value-type="float" office:value="4.78327918052673">
            <text:p>4.7832791805</text:p>
          </table:table-cell>
          <table:table-cell office:value-type="float" office:value="0.647974733511607">
            <text:p>0.6479747335</text:p>
          </table:table-cell>
          <table:table-cell/>
          <table:table-cell office:value-type="float" office:value="5.83753442764282">
            <text:p>5.8375344276</text:p>
          </table:table-cell>
          <table:table-cell office:value-type="float" office:value="16.6778090000153">
            <text:p>16.677809</text:p>
          </table:table-cell>
          <table:table-cell office:value-type="float" office:value="4.24280667304993">
            <text:p>4.242806673</text:p>
          </table:table-cell>
          <table:table-cell office:value-type="float" office:value="0.61372656027476">
            <text:p>0.6137265603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22369766235352">
            <text:p>7.2236976624</text:p>
          </table:table-cell>
          <table:table-cell office:value-type="float" office:value="3.8250470161438">
            <text:p>3.8250470161</text:p>
          </table:table-cell>
          <table:table-cell office:value-type="float" office:value="1.05674721399943">
            <text:p>1.056747214</text:p>
          </table:table-cell>
          <table:table-cell/>
          <table:table-cell table:formula="of:=[.B11]+0.5" office:value-type="float" office:value="7.72369766235352">
            <text:p>7.7236976624</text:p>
          </table:table-cell>
          <table:table-cell table:formula="of:=[.C11]+2.5" office:value-type="float" office:value="6.3250470161438">
            <text:p>6.3250470161</text:p>
          </table:table-cell>
          <table:table-cell table:formula="of:=[.D11]+0" office:value-type="float" office:value="1.05674721399943">
            <text:p>1.056747214</text:p>
          </table:table-cell>
          <table:table-cell/>
          <table:table-cell office:value-type="float" office:value="7.07416296005249">
            <text:p>7.0741629601</text:p>
          </table:table-cell>
          <table:table-cell office:value-type="float" office:value="8.96960210800171">
            <text:p>8.969602108</text:p>
          </table:table-cell>
          <table:table-cell office:value-type="float" office:value="5.62797570228577">
            <text:p>5.6279757023</text:p>
          </table:table-cell>
          <table:table-cell office:value-type="float" office:value="0.916670596599579">
            <text:p>0.9166705966</text:p>
          </table:table-cell>
          <table:table-cell/>
          <table:table-cell office:value-type="float" office:value="6.44216632843018">
            <text:p>6.4421663284</text:p>
          </table:table-cell>
          <table:table-cell office:value-type="float" office:value="15.647784948349">
            <text:p>15.6477849483</text:p>
          </table:table-cell>
          <table:table-cell office:value-type="float" office:value="4.69775390625">
            <text:p>4.6977539063</text:p>
          </table:table-cell>
          <table:table-cell office:value-type="float" office:value="0.704848269621531">
            <text:p>0.7048482696</text:p>
          </table:table-cell>
          <table:table-cell/>
          <table:table-cell office:value-type="float" office:value="5.8984375">
            <text:p>5.8984375</text:p>
          </table:table-cell>
          <table:table-cell office:value-type="float" office:value="16.7181510925293">
            <text:p>16.7181510925</text:p>
          </table:table-cell>
          <table:table-cell office:value-type="float" office:value="4.3034520149231">
            <text:p>4.3034520149</text:p>
          </table:table-cell>
          <table:table-cell office:value-type="float" office:value="0.640689690907796">
            <text:p>0.6406896909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25822830200195">
            <text:p>7.258228302</text:p>
          </table:table-cell>
          <table:table-cell office:value-type="float" office:value="3.86073279380798">
            <text:p>3.8607327938</text:p>
          </table:table-cell>
          <table:table-cell office:value-type="float" office:value="1.08483852148056">
            <text:p>1.0848385215</text:p>
          </table:table-cell>
          <table:table-cell/>
          <table:table-cell table:formula="of:=[.B12]+0.5" office:value-type="float" office:value="7.75822830200195">
            <text:p>7.758228302</text:p>
          </table:table-cell>
          <table:table-cell table:formula="of:=[.C12]+2.5" office:value-type="float" office:value="6.36073279380798">
            <text:p>6.3607327938</text:p>
          </table:table-cell>
          <table:table-cell table:formula="of:=[.D12]+0" office:value-type="float" office:value="1.08483852148056">
            <text:p>1.0848385215</text:p>
          </table:table-cell>
          <table:table-cell/>
          <table:table-cell office:value-type="float" office:value="7.03979206085205">
            <text:p>7.0397920609</text:p>
          </table:table-cell>
          <table:table-cell office:value-type="float" office:value="8.84786701202393">
            <text:p>8.847867012</text:p>
          </table:table-cell>
          <table:table-cell office:value-type="float" office:value="5.59095239639282">
            <text:p>5.5909523964</text:p>
          </table:table-cell>
          <table:table-cell office:value-type="float" office:value="0.89749634663264">
            <text:p>0.8974963466</text:p>
          </table:table-cell>
          <table:table-cell/>
          <table:table-cell office:value-type="float" office:value="6.56429433822632">
            <text:p>6.5642943382</text:p>
          </table:table-cell>
          <table:table-cell office:value-type="float" office:value="16.9699959754944">
            <text:p>16.9699959755</text:p>
          </table:table-cell>
          <table:table-cell office:value-type="float" office:value="4.79646158218384">
            <text:p>4.7964615822</text:p>
          </table:table-cell>
          <table:table-cell office:value-type="float" office:value="0.684714968999227">
            <text:p>0.684714969</text:p>
          </table:table-cell>
          <table:table-cell/>
          <table:table-cell office:value-type="float" office:value="5.81624889373779">
            <text:p>5.8162488937</text:p>
          </table:table-cell>
          <table:table-cell office:value-type="float" office:value="16.6481039524078">
            <text:p>16.6481039524</text:p>
          </table:table-cell>
          <table:table-cell office:value-type="float" office:value="4.22268342971802">
            <text:p>4.2226834297</text:p>
          </table:table-cell>
          <table:table-cell office:value-type="float" office:value="0.594516722361247">
            <text:p>0.5945167224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23119640350342">
            <text:p>7.2311964035</text:p>
          </table:table-cell>
          <table:table-cell office:value-type="float" office:value="3.83434343338013">
            <text:p>3.8343434334</text:p>
          </table:table-cell>
          <table:table-cell office:value-type="float" office:value="1.07163895368576">
            <text:p>1.0716389537</text:p>
          </table:table-cell>
          <table:table-cell/>
          <table:table-cell table:formula="of:=[.B13]+0.5" office:value-type="float" office:value="7.73119640350342">
            <text:p>7.7311964035</text:p>
          </table:table-cell>
          <table:table-cell table:formula="of:=[.C13]+2.5" office:value-type="float" office:value="6.33434343338013">
            <text:p>6.3343434334</text:p>
          </table:table-cell>
          <table:table-cell table:formula="of:=[.D13]+0" office:value-type="float" office:value="1.07163895368576">
            <text:p>1.0716389537</text:p>
          </table:table-cell>
          <table:table-cell/>
          <table:table-cell office:value-type="float" office:value="7.02110481262207">
            <text:p>7.0211048126</text:p>
          </table:table-cell>
          <table:table-cell office:value-type="float" office:value="8.95312595367432">
            <text:p>8.9531259537</text:p>
          </table:table-cell>
          <table:table-cell office:value-type="float" office:value="5.5728702545166">
            <text:p>5.5728702545</text:p>
          </table:table-cell>
          <table:table-cell office:value-type="float" office:value="0.91033277908961">
            <text:p>0.9103327791</text:p>
          </table:table-cell>
          <table:table-cell/>
          <table:table-cell office:value-type="float" office:value="6.53778314590454">
            <text:p>6.5377831459</text:p>
          </table:table-cell>
          <table:table-cell office:value-type="float" office:value="19.6792459487915">
            <text:p>19.6792459488</text:p>
          </table:table-cell>
          <table:table-cell office:value-type="float" office:value="4.7786979675293">
            <text:p>4.7786979675</text:p>
          </table:table-cell>
          <table:table-cell office:value-type="float" office:value="0.745204615592957">
            <text:p>0.7452046156</text:p>
          </table:table-cell>
          <table:table-cell/>
          <table:table-cell office:value-type="float" office:value="5.8246603012085">
            <text:p>5.8246603012</text:p>
          </table:table-cell>
          <table:table-cell office:value-type="float" office:value="16.3898909091949">
            <text:p>16.3898909092</text:p>
          </table:table-cell>
          <table:table-cell office:value-type="float" office:value="4.23136281967163">
            <text:p>4.2313628197</text:p>
          </table:table-cell>
          <table:table-cell office:value-type="float" office:value="0.576376275221507">
            <text:p>0.5763762752</text:p>
          </table:table-cell>
          <table:table-cell table:number-columns-repeated="1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26695966720581">
            <text:p>7.2669596672</text:p>
          </table:table-cell>
          <table:table-cell office:value-type="float" office:value="3.86077284812927">
            <text:p>3.8607728481</text:p>
          </table:table-cell>
          <table:table-cell office:value-type="float" office:value="1.10473599831263">
            <text:p>1.1047359983</text:p>
          </table:table-cell>
          <table:table-cell/>
          <table:table-cell table:formula="of:=[.B14]+0.5" office:value-type="float" office:value="7.76695966720581">
            <text:p>7.7669596672</text:p>
          </table:table-cell>
          <table:table-cell table:formula="of:=[.C14]+2.5" office:value-type="float" office:value="6.36077284812927">
            <text:p>6.3607728481</text:p>
          </table:table-cell>
          <table:table-cell table:formula="of:=[.D14]+0" office:value-type="float" office:value="1.10473599831263">
            <text:p>1.1047359983</text:p>
          </table:table-cell>
          <table:table-cell/>
          <table:table-cell office:value-type="float" office:value="6.99908781051636">
            <text:p>6.9990878105</text:p>
          </table:table-cell>
          <table:table-cell office:value-type="float" office:value="9.01583409309387">
            <text:p>9.0158340931</text:p>
          </table:table-cell>
          <table:table-cell office:value-type="float" office:value="5.55192303657532">
            <text:p>5.5519230366</text:p>
          </table:table-cell>
          <table:table-cell office:value-type="float" office:value="0.890711251894633">
            <text:p>0.8907112519</text:p>
          </table:table-cell>
          <table:table-cell/>
          <table:table-cell office:value-type="float" office:value="6.54665756225586">
            <text:p>6.5466575623</text:p>
          </table:table-cell>
          <table:table-cell office:value-type="float" office:value="17.7087121009827">
            <text:p>17.708712101</text:p>
          </table:table-cell>
          <table:table-cell office:value-type="float" office:value="4.7947359085083">
            <text:p>4.7947359085</text:p>
          </table:table-cell>
          <table:table-cell office:value-type="float" office:value="0.697452346483866">
            <text:p>0.6974523465</text:p>
          </table:table-cell>
          <table:table-cell/>
          <table:table-cell office:value-type="float" office:value="5.91010189056397">
            <text:p>5.9101018906</text:p>
          </table:table-cell>
          <table:table-cell office:value-type="float" office:value="16.8055288791657">
            <text:p>16.8055288792</text:p>
          </table:table-cell>
          <table:table-cell office:value-type="float" office:value="4.3159966468811">
            <text:p>4.3159966469</text:p>
          </table:table-cell>
          <table:table-cell office:value-type="float" office:value="0.656587946414948">
            <text:p>0.6565879464</text:p>
          </table:table-cell>
          <table:table-cell table:number-columns-repeated="1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2490310668945">
            <text:p>7.2249031067</text:p>
          </table:table-cell>
          <table:table-cell office:value-type="float" office:value="3.80571556091309">
            <text:p>3.8057155609</text:p>
          </table:table-cell>
          <table:table-cell office:value-type="float" office:value="1.06510671377182">
            <text:p>1.0651067138</text:p>
          </table:table-cell>
          <table:table-cell/>
          <table:table-cell table:formula="of:=[.B15]+0.5" office:value-type="float" office:value="7.72490310668945">
            <text:p>7.7249031067</text:p>
          </table:table-cell>
          <table:table-cell table:formula="of:=[.C15]+2.5" office:value-type="float" office:value="6.30571556091309">
            <text:p>6.3057155609</text:p>
          </table:table-cell>
          <table:table-cell table:formula="of:=[.D15]+0" office:value-type="float" office:value="1.06510671377182">
            <text:p>1.0651067138</text:p>
          </table:table-cell>
          <table:table-cell/>
          <table:table-cell office:value-type="float" office:value="7.10823726654053">
            <text:p>7.1082372665</text:p>
          </table:table-cell>
          <table:table-cell office:value-type="float" office:value="9.04804801940918">
            <text:p>9.0480480194</text:p>
          </table:table-cell>
          <table:table-cell office:value-type="float" office:value="5.65960812568665">
            <text:p>5.6596081257</text:p>
          </table:table-cell>
          <table:table-cell office:value-type="float" office:value="0.99918448527654">
            <text:p>0.9991844853</text:p>
          </table:table-cell>
          <table:table-cell/>
          <table:table-cell office:value-type="float" office:value="6.49775314331055">
            <text:p>6.4977531433</text:p>
          </table:table-cell>
          <table:table-cell office:value-type="float" office:value="17.8135941028595">
            <text:p>17.8135941029</text:p>
          </table:table-cell>
          <table:table-cell office:value-type="float" office:value="4.76646113395691">
            <text:p>4.766461134</text:p>
          </table:table-cell>
          <table:table-cell office:value-type="float" office:value="0.641984641551971">
            <text:p>0.6419846416</text:p>
          </table:table-cell>
          <table:table-cell/>
          <table:table-cell office:value-type="float" office:value="5.83448600769043">
            <text:p>5.8344860077</text:p>
          </table:table-cell>
          <table:table-cell office:value-type="float" office:value="16.8377270698547">
            <text:p>16.8377270699</text:p>
          </table:table-cell>
          <table:table-cell office:value-type="float" office:value="4.24318265914917">
            <text:p>4.2431826591</text:p>
          </table:table-cell>
          <table:table-cell office:value-type="float" office:value="0.598408277829488">
            <text:p>0.5984082778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25802373886108">
            <text:p>7.2580237389</text:p>
          </table:table-cell>
          <table:table-cell office:value-type="float" office:value="3.84665060043335">
            <text:p>3.8466506004</text:p>
          </table:table-cell>
          <table:table-cell office:value-type="float" office:value="1.09103792508443">
            <text:p>1.0910379251</text:p>
          </table:table-cell>
          <table:table-cell/>
          <table:table-cell table:formula="of:=[.B16]+0.5" office:value-type="float" office:value="7.75802373886108">
            <text:p>7.7580237389</text:p>
          </table:table-cell>
          <table:table-cell table:formula="of:=[.C16]+2.5" office:value-type="float" office:value="6.34665060043335">
            <text:p>6.3466506004</text:p>
          </table:table-cell>
          <table:table-cell table:formula="of:=[.D16]+0" office:value-type="float" office:value="1.09103792508443">
            <text:p>1.0910379251</text:p>
          </table:table-cell>
          <table:table-cell/>
          <table:table-cell office:value-type="float" office:value="7.10520505905151">
            <text:p>7.1052050591</text:p>
          </table:table-cell>
          <table:table-cell office:value-type="float" office:value="9.10432910919189">
            <text:p>9.1043291092</text:p>
          </table:table-cell>
          <table:table-cell office:value-type="float" office:value="5.65488433837891">
            <text:p>5.6548843384</text:p>
          </table:table-cell>
          <table:table-cell office:value-type="float" office:value="0.976133958498637">
            <text:p>0.9761339585</text:p>
          </table:table-cell>
          <table:table-cell/>
          <table:table-cell office:value-type="float" office:value="6.54097557067871">
            <text:p>6.5409755707</text:p>
          </table:table-cell>
          <table:table-cell office:value-type="float" office:value="19.7781348228455">
            <text:p>19.7781348228</text:p>
          </table:table-cell>
          <table:table-cell office:value-type="float" office:value="4.7850878238678">
            <text:p>4.7850878239</text:p>
          </table:table-cell>
          <table:table-cell office:value-type="float" office:value="0.647365697224935">
            <text:p>0.6473656972</text:p>
          </table:table-cell>
          <table:table-cell/>
          <table:table-cell office:value-type="float" office:value="5.92639493942261">
            <text:p>5.9263949394</text:p>
          </table:table-cell>
          <table:table-cell office:value-type="float" office:value="16.6851410865784">
            <text:p>16.6851410866</text:p>
          </table:table-cell>
          <table:table-cell office:value-type="float" office:value="4.33544278144836">
            <text:p>4.3354427814</text:p>
          </table:table-cell>
          <table:table-cell office:value-type="float" office:value="0.704923053582509">
            <text:p>0.7049230536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34705638885498">
            <text:p>7.3470563889</text:p>
          </table:table-cell>
          <table:table-cell office:value-type="float" office:value="3.94612669944763">
            <text:p>3.9461266994</text:p>
          </table:table-cell>
          <table:table-cell office:value-type="float" office:value="1.17776680787404">
            <text:p>1.1777668079</text:p>
          </table:table-cell>
          <table:table-cell/>
          <table:table-cell table:formula="of:=[.B17]+0.5" office:value-type="float" office:value="7.84705638885498">
            <text:p>7.8470563889</text:p>
          </table:table-cell>
          <table:table-cell table:formula="of:=[.C17]+2.5" office:value-type="float" office:value="6.44612669944763">
            <text:p>6.4461266994</text:p>
          </table:table-cell>
          <table:table-cell table:formula="of:=[.D17]+0" office:value-type="float" office:value="1.17776680787404">
            <text:p>1.1777668079</text:p>
          </table:table-cell>
          <table:table-cell/>
          <table:table-cell office:value-type="float" office:value="7.05604600906372">
            <text:p>7.0560460091</text:p>
          </table:table-cell>
          <table:table-cell office:value-type="float" office:value="8.9316508769989">
            <text:p>8.931650877</text:p>
          </table:table-cell>
          <table:table-cell office:value-type="float" office:value="5.60880398750305">
            <text:p>5.6088039875</text:p>
          </table:table-cell>
          <table:table-cell office:value-type="float" office:value="0.951575716336568">
            <text:p>0.9515757163</text:p>
          </table:table-cell>
          <table:table-cell/>
          <table:table-cell office:value-type="float" office:value="6.5531120300293">
            <text:p>6.55311203</text:p>
          </table:table-cell>
          <table:table-cell office:value-type="float" office:value="17.7221322059631">
            <text:p>17.722132206</text:p>
          </table:table-cell>
          <table:table-cell office:value-type="float" office:value="4.79510974884033">
            <text:p>4.7951097488</text:p>
          </table:table-cell>
          <table:table-cell office:value-type="float" office:value="0.681296094258626">
            <text:p>0.6812960943</text:p>
          </table:table-cell>
          <table:table-cell/>
          <table:table-cell office:value-type="float" office:value="5.87046623229981">
            <text:p>5.8704662323</text:p>
          </table:table-cell>
          <table:table-cell office:value-type="float" office:value="16.678729057312">
            <text:p>16.6787290573</text:p>
          </table:table-cell>
          <table:table-cell office:value-type="float" office:value="4.27763080596924">
            <text:p>4.277630806</text:p>
          </table:table-cell>
          <table:table-cell office:value-type="float" office:value="0.758715768655141">
            <text:p>0.7587157687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38875579834">
            <text:p>7.2353887558</text:p>
          </table:table-cell>
          <table:table-cell office:value-type="float" office:value="3.8349461555481">
            <text:p>3.8349461555</text:p>
          </table:table-cell>
          <table:table-cell office:value-type="float" office:value="1.07623057762782">
            <text:p>1.0762305776</text:p>
          </table:table-cell>
          <table:table-cell/>
          <table:table-cell table:formula="of:=[.B18]+0.5" office:value-type="float" office:value="7.73538875579834">
            <text:p>7.7353887558</text:p>
          </table:table-cell>
          <table:table-cell table:formula="of:=[.C18]+2.5" office:value-type="float" office:value="6.3349461555481">
            <text:p>6.3349461555</text:p>
          </table:table-cell>
          <table:table-cell table:formula="of:=[.D18]+0" office:value-type="float" office:value="1.07623057762782">
            <text:p>1.0762305776</text:p>
          </table:table-cell>
          <table:table-cell/>
          <table:table-cell office:value-type="float" office:value="7.0598201751709">
            <text:p>7.0598201752</text:p>
          </table:table-cell>
          <table:table-cell office:value-type="float" office:value="8.92873692512512">
            <text:p>8.9287369251</text:p>
          </table:table-cell>
          <table:table-cell office:value-type="float" office:value="5.61099076271057">
            <text:p>5.6109907627</text:p>
          </table:table-cell>
          <table:table-cell office:value-type="float" office:value="0.892471472422282">
            <text:p>0.8924714724</text:p>
          </table:table-cell>
          <table:table-cell/>
          <table:table-cell office:value-type="float" office:value="6.48228645324707">
            <text:p>6.4822864532</text:p>
          </table:table-cell>
          <table:table-cell office:value-type="float" office:value="19.5689430236816">
            <text:p>19.5689430237</text:p>
          </table:table-cell>
          <table:table-cell office:value-type="float" office:value="4.74014663696289">
            <text:p>4.740146637</text:p>
          </table:table-cell>
          <table:table-cell office:value-type="float" office:value="0.594990217685699">
            <text:p>0.5949902177</text:p>
          </table:table-cell>
          <table:table-cell/>
          <table:table-cell office:value-type="float" office:value="5.94168186187744">
            <text:p>5.9416818619</text:p>
          </table:table-cell>
          <table:table-cell office:value-type="float" office:value="16.745157957077">
            <text:p>16.7451579571</text:p>
          </table:table-cell>
          <table:table-cell office:value-type="float" office:value="4.34715104103088">
            <text:p>4.347151041</text:p>
          </table:table-cell>
          <table:table-cell office:value-type="float" office:value="0.684649328390757">
            <text:p>0.6846493284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24909687042236">
            <text:p>7.2490968704</text:p>
          </table:table-cell>
          <table:table-cell office:value-type="float" office:value="3.84644532203674">
            <text:p>3.846445322</text:p>
          </table:table-cell>
          <table:table-cell office:value-type="float" office:value="1.07779542605082">
            <text:p>1.0777954261</text:p>
          </table:table-cell>
          <table:table-cell/>
          <table:table-cell table:formula="of:=[.B19]+0.5" office:value-type="float" office:value="7.74909687042236">
            <text:p>7.7490968704</text:p>
          </table:table-cell>
          <table:table-cell table:formula="of:=[.C19]+2.5" office:value-type="float" office:value="6.34644532203674">
            <text:p>6.346445322</text:p>
          </table:table-cell>
          <table:table-cell table:formula="of:=[.D19]+0" office:value-type="float" office:value="1.07779542605082">
            <text:p>1.0777954261</text:p>
          </table:table-cell>
          <table:table-cell/>
          <table:table-cell office:value-type="float" office:value="6.98873949050903">
            <text:p>6.9887394905</text:p>
          </table:table-cell>
          <table:table-cell office:value-type="float" office:value="8.99920892715454">
            <text:p>8.9992089272</text:p>
          </table:table-cell>
          <table:table-cell office:value-type="float" office:value="5.53848576545715">
            <text:p>5.5384857655</text:p>
          </table:table-cell>
          <table:table-cell office:value-type="float" office:value="0.871303129196167">
            <text:p>0.8713031292</text:p>
          </table:table-cell>
          <table:table-cell/>
          <table:table-cell office:value-type="float" office:value="6.52482414245606">
            <text:p>6.5248241425</text:p>
          </table:table-cell>
          <table:table-cell office:value-type="float" office:value="14.9158709049225">
            <text:p>14.9158709049</text:p>
          </table:table-cell>
          <table:table-cell office:value-type="float" office:value="4.78514766693115">
            <text:p>4.7851476669</text:p>
          </table:table-cell>
          <table:table-cell office:value-type="float" office:value="0.626772836844126">
            <text:p>0.6267728368</text:p>
          </table:table-cell>
          <table:table-cell/>
          <table:table-cell office:value-type="float" office:value="5.78517246246338">
            <text:p>5.7851724625</text:p>
          </table:table-cell>
          <table:table-cell office:value-type="float" office:value="16.8201320171356">
            <text:p>16.8201320171</text:p>
          </table:table-cell>
          <table:table-cell office:value-type="float" office:value="4.18746781349182">
            <text:p>4.1874678135</text:p>
          </table:table-cell>
          <table:table-cell office:value-type="float" office:value="0.567060772577922">
            <text:p>0.5670607726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5840091705322">
            <text:p>7.2584009171</text:p>
          </table:table-cell>
          <table:table-cell office:value-type="float" office:value="3.85792303085327">
            <text:p>3.8579230309</text:p>
          </table:table-cell>
          <table:table-cell office:value-type="float" office:value="1.0858002781868">
            <text:p>1.0858002782</text:p>
          </table:table-cell>
          <table:table-cell/>
          <table:table-cell table:formula="of:=[.B20]+0.5" office:value-type="float" office:value="7.75840091705322">
            <text:p>7.7584009171</text:p>
          </table:table-cell>
          <table:table-cell table:formula="of:=[.C20]+2.5" office:value-type="float" office:value="6.35792303085327">
            <text:p>6.3579230309</text:p>
          </table:table-cell>
          <table:table-cell table:formula="of:=[.D20]+0" office:value-type="float" office:value="1.0858002781868">
            <text:p>1.0858002782</text:p>
          </table:table-cell>
          <table:table-cell/>
          <table:table-cell office:value-type="float" office:value="7.00733089447022">
            <text:p>7.0073308945</text:p>
          </table:table-cell>
          <table:table-cell office:value-type="float" office:value="9.02963805198669">
            <text:p>9.029638052</text:p>
          </table:table-cell>
          <table:table-cell office:value-type="float" office:value="5.55968403816223">
            <text:p>5.5596840382</text:p>
          </table:table-cell>
          <table:table-cell office:value-type="float" office:value="0.853730579217275">
            <text:p>0.8537305792</text:p>
          </table:table-cell>
          <table:table-cell/>
          <table:table-cell office:value-type="float" office:value="6.60463094711304">
            <text:p>6.6046309471</text:p>
          </table:table-cell>
          <table:table-cell office:value-type="float" office:value="19.6207730770111">
            <text:p>19.620773077</text:p>
          </table:table-cell>
          <table:table-cell office:value-type="float" office:value="4.83977293968201">
            <text:p>4.8397729397</text:p>
          </table:table-cell>
          <table:table-cell office:value-type="float" office:value="0.656130834420522">
            <text:p>0.6561308344</text:p>
          </table:table-cell>
          <table:table-cell/>
          <table:table-cell office:value-type="float" office:value="5.80109262466431">
            <text:p>5.8010926247</text:p>
          </table:table-cell>
          <table:table-cell office:value-type="float" office:value="16.7629799842834">
            <text:p>16.7629799843</text:p>
          </table:table-cell>
          <table:table-cell office:value-type="float" office:value="4.2034502029419">
            <text:p>4.2034502029</text:p>
          </table:table-cell>
          <table:table-cell office:value-type="float" office:value="0.566868404547373">
            <text:p>0.5668684045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21763181686401">
            <text:p>7.2176318169</text:p>
          </table:table-cell>
          <table:table-cell office:value-type="float" office:value="3.815025806427">
            <text:p>3.8150258064</text:p>
          </table:table-cell>
          <table:table-cell office:value-type="float" office:value="1.05954720576604">
            <text:p>1.0595472058</text:p>
          </table:table-cell>
          <table:table-cell/>
          <table:table-cell table:formula="of:=[.B21]+0.5" office:value-type="float" office:value="7.71763181686401">
            <text:p>7.7176318169</text:p>
          </table:table-cell>
          <table:table-cell table:formula="of:=[.C21]+2.5" office:value-type="float" office:value="6.315025806427">
            <text:p>6.3150258064</text:p>
          </table:table-cell>
          <table:table-cell table:formula="of:=[.D21]+0" office:value-type="float" office:value="1.05954720576604">
            <text:p>1.0595472058</text:p>
          </table:table-cell>
          <table:table-cell/>
          <table:table-cell office:value-type="float" office:value="7.12776851654053">
            <text:p>7.1277685165</text:p>
          </table:table-cell>
          <table:table-cell office:value-type="float" office:value="9.12755799293518">
            <text:p>9.1275579929</text:p>
          </table:table-cell>
          <table:table-cell office:value-type="float" office:value="5.68059206008911">
            <text:p>5.6805920601</text:p>
          </table:table-cell>
          <table:table-cell office:value-type="float" office:value="0.999546142419179">
            <text:p>0.9995461424</text:p>
          </table:table-cell>
          <table:table-cell/>
          <table:table-cell office:value-type="float" office:value="6.54965925216675">
            <text:p>6.5496592522</text:p>
          </table:table-cell>
          <table:table-cell office:value-type="float" office:value="16.1983709335327">
            <text:p>16.1983709335</text:p>
          </table:table-cell>
          <table:table-cell office:value-type="float" office:value="4.77790427207947">
            <text:p>4.7779042721</text:p>
          </table:table-cell>
          <table:table-cell office:value-type="float" office:value="0.583666257063548">
            <text:p>0.5836662571</text:p>
          </table:table-cell>
          <table:table-cell/>
          <table:table-cell office:value-type="float" office:value="5.83152103424072">
            <text:p>5.8315210342</text:p>
          </table:table-cell>
          <table:table-cell office:value-type="float" office:value="16.7539789676666">
            <text:p>16.7539789677</text:p>
          </table:table-cell>
          <table:table-cell office:value-type="float" office:value="4.22888541221619">
            <text:p>4.2288854122</text:p>
          </table:table-cell>
          <table:table-cell office:value-type="float" office:value="0.568674226601919">
            <text:p>0.5686742266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6410293579102">
            <text:p>7.2641029358</text:p>
          </table:table-cell>
          <table:table-cell office:value-type="float" office:value="3.85846304893494">
            <text:p>3.8584630489</text:p>
          </table:table-cell>
          <table:table-cell office:value-type="float" office:value="1.08306239446004">
            <text:p>1.0830623945</text:p>
          </table:table-cell>
          <table:table-cell/>
          <table:table-cell table:formula="of:=[.B22]+0.5" office:value-type="float" office:value="7.76410293579102">
            <text:p>7.7641029358</text:p>
          </table:table-cell>
          <table:table-cell table:formula="of:=[.C22]+2.5" office:value-type="float" office:value="6.35846304893494">
            <text:p>6.3584630489</text:p>
          </table:table-cell>
          <table:table-cell table:formula="of:=[.D22]+0" office:value-type="float" office:value="1.08306239446004">
            <text:p>1.0830623945</text:p>
          </table:table-cell>
          <table:table-cell/>
          <table:table-cell office:value-type="float" office:value="6.9327507019043">
            <text:p>6.9327507019</text:p>
          </table:table-cell>
          <table:table-cell office:value-type="float" office:value="9.43100810050964">
            <text:p>9.4310081005</text:p>
          </table:table-cell>
          <table:table-cell office:value-type="float" office:value="5.48688912391663">
            <text:p>5.4868891239</text:p>
          </table:table-cell>
          <table:table-cell office:value-type="float" office:value="0.875963187217712">
            <text:p>0.8759631872</text:p>
          </table:table-cell>
          <table:table-cell/>
          <table:table-cell office:value-type="float" office:value="6.55368995666504">
            <text:p>6.5536899567</text:p>
          </table:table-cell>
          <table:table-cell office:value-type="float" office:value="16.0581171512604">
            <text:p>16.0581171513</text:p>
          </table:table-cell>
          <table:table-cell office:value-type="float" office:value="4.79146432876587">
            <text:p>4.7914643288</text:p>
          </table:table-cell>
          <table:table-cell office:value-type="float" office:value="0.565228048960368">
            <text:p>0.565228049</text:p>
          </table:table-cell>
          <table:table-cell/>
          <table:table-cell office:value-type="float" office:value="5.88043403625488">
            <text:p>5.8804340363</text:p>
          </table:table-cell>
          <table:table-cell office:value-type="float" office:value="16.8607561588287">
            <text:p>16.8607561588</text:p>
          </table:table-cell>
          <table:table-cell office:value-type="float" office:value="4.26903915405273">
            <text:p>4.2690391541</text:p>
          </table:table-cell>
          <table:table-cell office:value-type="float" office:value="0.610622521241506">
            <text:p>0.6106225212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21529245376587">
            <text:p>7.2152924538</text:p>
          </table:table-cell>
          <table:table-cell office:value-type="float" office:value="3.81284332275391">
            <text:p>3.8128433228</text:p>
          </table:table-cell>
          <table:table-cell office:value-type="float" office:value="1.02422718604406">
            <text:p>1.024227186</text:p>
          </table:table-cell>
          <table:table-cell/>
          <table:table-cell table:formula="of:=[.B23]+0.5" office:value-type="float" office:value="7.71529245376587">
            <text:p>7.7152924538</text:p>
          </table:table-cell>
          <table:table-cell table:formula="of:=[.C23]+2.5" office:value-type="float" office:value="6.31284332275391">
            <text:p>6.3128433228</text:p>
          </table:table-cell>
          <table:table-cell table:formula="of:=[.D23]+0" office:value-type="float" office:value="1.02422718604406">
            <text:p>1.024227186</text:p>
          </table:table-cell>
          <table:table-cell/>
          <table:table-cell office:value-type="float" office:value="7.09459733963013">
            <text:p>7.0945973396</text:p>
          </table:table-cell>
          <table:table-cell office:value-type="float" office:value="9.07692098617554">
            <text:p>9.0769209862</text:p>
          </table:table-cell>
          <table:table-cell office:value-type="float" office:value="5.64684963226318">
            <text:p>5.6468496323</text:p>
          </table:table-cell>
          <table:table-cell office:value-type="float" office:value="0.932626859347026">
            <text:p>0.9326268593</text:p>
          </table:table-cell>
          <table:table-cell/>
          <table:table-cell office:value-type="float" office:value="6.60068655014038">
            <text:p>6.6006865501</text:p>
          </table:table-cell>
          <table:table-cell office:value-type="float" office:value="17.918114900589">
            <text:p>17.9181149006</text:p>
          </table:table-cell>
          <table:table-cell office:value-type="float" office:value="4.85742712020874">
            <text:p>4.8574271202</text:p>
          </table:table-cell>
          <table:table-cell office:value-type="float" office:value="0.599180428187052">
            <text:p>0.5991804282</text:p>
          </table:table-cell>
          <table:table-cell/>
          <table:table-cell office:value-type="float" office:value="5.9041748046875">
            <text:p>5.9041748047</text:p>
          </table:table-cell>
          <table:table-cell office:value-type="float" office:value="16.8186409473419">
            <text:p>16.8186409473</text:p>
          </table:table-cell>
          <table:table-cell office:value-type="float" office:value="4.28077220916748">
            <text:p>4.2807722092</text:p>
          </table:table-cell>
          <table:table-cell office:value-type="float" office:value="0.636581468582153">
            <text:p>0.6365814686</text:p>
          </table:table-cell>
          <table:table-cell table:number-columns-repeated="1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23239803314209">
            <text:p>7.2323980331</text:p>
          </table:table-cell>
          <table:table-cell office:value-type="float" office:value="3.82393360137939">
            <text:p>3.8239336014</text:p>
          </table:table-cell>
          <table:table-cell office:value-type="float" office:value="1.02321730454763">
            <text:p>1.0232173045</text:p>
          </table:table-cell>
          <table:table-cell/>
          <table:table-cell table:formula="of:=[.B24]+0.5" office:value-type="float" office:value="7.73239803314209">
            <text:p>7.7323980331</text:p>
          </table:table-cell>
          <table:table-cell table:formula="of:=[.C24]+2.5" office:value-type="float" office:value="6.32393360137939">
            <text:p>6.3239336014</text:p>
          </table:table-cell>
          <table:table-cell table:formula="of:=[.D24]+0" office:value-type="float" office:value="1.02321730454763">
            <text:p>1.0232173045</text:p>
          </table:table-cell>
          <table:table-cell/>
          <table:table-cell office:value-type="float" office:value="6.99023151397705">
            <text:p>6.990231514</text:p>
          </table:table-cell>
          <table:table-cell office:value-type="float" office:value="9.28785800933838">
            <text:p>9.2878580093</text:p>
          </table:table-cell>
          <table:table-cell office:value-type="float" office:value="5.54505801200867">
            <text:p>5.545058012</text:p>
          </table:table-cell>
          <table:table-cell office:value-type="float" office:value="0.866997373104095">
            <text:p>0.8669973731</text:p>
          </table:table-cell>
          <table:table-cell/>
          <table:table-cell office:value-type="float" office:value="6.5477409362793">
            <text:p>6.5477409363</text:p>
          </table:table-cell>
          <table:table-cell office:value-type="float" office:value="16.5185370445251">
            <text:p>16.5185370445</text:p>
          </table:table-cell>
          <table:table-cell office:value-type="float" office:value="4.81089949607849">
            <text:p>4.8108994961</text:p>
          </table:table-cell>
          <table:table-cell office:value-type="float" office:value="0.529808747768402">
            <text:p>0.5298087478</text:p>
          </table:table-cell>
          <table:table-cell/>
          <table:table-cell office:value-type="float" office:value="5.90916252136231">
            <text:p>5.9091625214</text:p>
          </table:table-cell>
          <table:table-cell office:value-type="float" office:value="16.5049049854279">
            <text:p>16.5049049854</text:p>
          </table:table-cell>
          <table:table-cell office:value-type="float" office:value="4.23443245887756">
            <text:p>4.2344324589</text:p>
          </table:table-cell>
          <table:table-cell office:value-type="float" office:value="0.661160186926524">
            <text:p>0.6611601869</text:p>
          </table:table-cell>
          <table:table-cell table:number-columns-repeated="1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22468566894531">
            <text:p>7.2246856689</text:p>
          </table:table-cell>
          <table:table-cell office:value-type="float" office:value="3.8215343952179">
            <text:p>3.8215343952</text:p>
          </table:table-cell>
          <table:table-cell office:value-type="float" office:value="1.1131596048673">
            <text:p>1.1131596049</text:p>
          </table:table-cell>
          <table:table-cell/>
          <table:table-cell table:formula="of:=[.B25]+0.5" office:value-type="float" office:value="7.72468566894531">
            <text:p>7.7246856689</text:p>
          </table:table-cell>
          <table:table-cell table:formula="of:=[.C25]+2.5" office:value-type="float" office:value="6.3215343952179">
            <text:p>6.3215343952</text:p>
          </table:table-cell>
          <table:table-cell table:formula="of:=[.D25]+0" office:value-type="float" office:value="1.1131596048673">
            <text:p>1.1131596049</text:p>
          </table:table-cell>
          <table:table-cell/>
          <table:table-cell office:value-type="float" office:value="6.94565868377686">
            <text:p>6.9456586838</text:p>
          </table:table-cell>
          <table:table-cell office:value-type="float" office:value="9.85728812217712">
            <text:p>9.8572881222</text:p>
          </table:table-cell>
          <table:table-cell office:value-type="float" office:value="5.48829913139343">
            <text:p>5.4882991314</text:p>
          </table:table-cell>
          <table:table-cell office:value-type="float" office:value="0.714139393965403">
            <text:p>0.714139394</text:p>
          </table:table-cell>
          <table:table-cell/>
          <table:table-cell office:value-type="float" office:value="6.57379531860352">
            <text:p>6.5737953186</text:p>
          </table:table-cell>
          <table:table-cell office:value-type="float" office:value="15.2926180362701">
            <text:p>15.2926180363</text:p>
          </table:table-cell>
          <table:table-cell office:value-type="float" office:value="4.82394576072693">
            <text:p>4.8239457607</text:p>
          </table:table-cell>
          <table:table-cell office:value-type="float" office:value="0.542772130171458">
            <text:p>0.5427721302</text:p>
          </table:table-cell>
          <table:table-cell/>
          <table:table-cell office:value-type="float" office:value="5.92614650726318">
            <text:p>5.9261465073</text:p>
          </table:table-cell>
          <table:table-cell office:value-type="float" office:value="16.9838399887085">
            <text:p>16.9838399887</text:p>
          </table:table-cell>
          <table:table-cell office:value-type="float" office:value="4.17695903778076">
            <text:p>4.1769590378</text:p>
          </table:table-cell>
          <table:table-cell office:value-type="float" office:value="0.619425801436106">
            <text:p>0.6194258014</text:p>
          </table:table-cell>
          <table:table-cell table:number-columns-repeated="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20911407470703">
            <text:p>7.2091140747</text:p>
          </table:table-cell>
          <table:table-cell office:value-type="float" office:value="3.80478715896606">
            <text:p>3.804787159</text:p>
          </table:table-cell>
          <table:table-cell office:value-type="float" office:value="1.07080887556076">
            <text:p>1.0708088756</text:p>
          </table:table-cell>
          <table:table-cell/>
          <table:table-cell table:formula="of:=[.B26]+0.5" office:value-type="float" office:value="7.70911407470703">
            <text:p>7.7091140747</text:p>
          </table:table-cell>
          <table:table-cell table:formula="of:=[.C26]+2.5" office:value-type="float" office:value="6.30478715896606">
            <text:p>6.304787159</text:p>
          </table:table-cell>
          <table:table-cell table:formula="of:=[.D26]+0" office:value-type="float" office:value="1.07080887556076">
            <text:p>1.0708088756</text:p>
          </table:table-cell>
          <table:table-cell/>
          <table:table-cell office:value-type="float" office:value="7.0291223526001">
            <text:p>7.0291223526</text:p>
          </table:table-cell>
          <table:table-cell office:value-type="float" office:value="9.73266196250916">
            <text:p>9.7326619625</text:p>
          </table:table-cell>
          <table:table-cell office:value-type="float" office:value="5.58130216598511">
            <text:p>5.581302166</text:p>
          </table:table-cell>
          <table:table-cell office:value-type="float" office:value="0.77163450717926">
            <text:p>0.7716345072</text:p>
          </table:table-cell>
          <table:table-cell/>
          <table:table-cell office:value-type="float" office:value="6.59097719192505">
            <text:p>6.5909771919</text:p>
          </table:table-cell>
          <table:table-cell office:value-type="float" office:value="17.4777069091797">
            <text:p>17.4777069092</text:p>
          </table:table-cell>
          <table:table-cell office:value-type="float" office:value="4.83702540397644">
            <text:p>4.837025404</text:p>
          </table:table-cell>
          <table:table-cell office:value-type="float" office:value="0.470178782939911">
            <text:p>0.4701787829</text:p>
          </table:table-cell>
          <table:table-cell/>
          <table:table-cell office:value-type="float" office:value="5.9043436050415">
            <text:p>5.904343605</text:p>
          </table:table-cell>
          <table:table-cell office:value-type="float" office:value="16.8827178478241">
            <text:p>16.8827178478</text:p>
          </table:table-cell>
          <table:table-cell office:value-type="float" office:value="4.10068941116333">
            <text:p>4.1006894112</text:p>
          </table:table-cell>
          <table:table-cell office:value-type="float" office:value="0.668036723136902">
            <text:p>0.6680367231</text:p>
          </table:table-cell>
          <table:table-cell table:number-columns-repeated="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16429233551025">
            <text:p>7.1642923355</text:p>
          </table:table-cell>
          <table:table-cell office:value-type="float" office:value="3.76134920120239">
            <text:p>3.7613492012</text:p>
          </table:table-cell>
          <table:table-cell office:value-type="float" office:value="0.881542174021403">
            <text:p>0.881542174</text:p>
          </table:table-cell>
          <table:table-cell/>
          <table:table-cell table:formula="of:=[.B27]+0.5" office:value-type="float" office:value="7.66429233551025">
            <text:p>7.6642923355</text:p>
          </table:table-cell>
          <table:table-cell table:formula="of:=[.C27]+2.5" office:value-type="float" office:value="6.26134920120239">
            <text:p>6.2613492012</text:p>
          </table:table-cell>
          <table:table-cell table:formula="of:=[.D27]+0" office:value-type="float" office:value="0.881542174021403">
            <text:p>0.881542174</text:p>
          </table:table-cell>
          <table:table-cell/>
          <table:table-cell office:value-type="float" office:value="6.94831371307373">
            <text:p>6.9483137131</text:p>
          </table:table-cell>
          <table:table-cell office:value-type="float" office:value="9.6481020450592">
            <text:p>9.6481020451</text:p>
          </table:table-cell>
          <table:table-cell office:value-type="float" office:value="5.49524569511414">
            <text:p>5.4952456951</text:p>
          </table:table-cell>
          <table:table-cell office:value-type="float" office:value="0.67787751754125">
            <text:p>0.6778775175</text:p>
          </table:table-cell>
          <table:table-cell/>
          <table:table-cell office:value-type="float" office:value="6.6020679473877">
            <text:p>6.6020679474</text:p>
          </table:table-cell>
          <table:table-cell office:value-type="float" office:value="16.552631855011">
            <text:p>16.552631855</text:p>
          </table:table-cell>
          <table:table-cell office:value-type="float" office:value="4.84434032440186">
            <text:p>4.8443403244</text:p>
          </table:table-cell>
          <table:table-cell office:value-type="float" office:value="0.48117356300354">
            <text:p>0.481173563</text:p>
          </table:table-cell>
          <table:table-cell/>
          <table:table-cell office:value-type="float" office:value="6.01664447784424">
            <text:p>6.0166444778</text:p>
          </table:table-cell>
          <table:table-cell office:value-type="float" office:value="16.9169609546661">
            <text:p>16.9169609547</text:p>
          </table:table-cell>
          <table:table-cell office:value-type="float" office:value="4.13706803321838">
            <text:p>4.1370680332</text:p>
          </table:table-cell>
          <table:table-cell office:value-type="float" office:value="0.617084860801697">
            <text:p>0.6170848608</text:p>
          </table:table-cell>
          <table:table-cell table:number-columns-repeated="1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19001293182373">
            <text:p>7.1900129318</text:p>
          </table:table-cell>
          <table:table-cell office:value-type="float" office:value="3.78167986869812">
            <text:p>3.7816798687</text:p>
          </table:table-cell>
          <table:table-cell office:value-type="float" office:value="0.867654136816661">
            <text:p>0.8676541368</text:p>
          </table:table-cell>
          <table:table-cell/>
          <table:table-cell table:formula="of:=[.B28]+0.5" office:value-type="float" office:value="7.69001293182373">
            <text:p>7.6900129318</text:p>
          </table:table-cell>
          <table:table-cell table:formula="of:=[.C28]+2.5" office:value-type="float" office:value="6.28167986869812">
            <text:p>6.2816798687</text:p>
          </table:table-cell>
          <table:table-cell table:formula="of:=[.D28]+0" office:value-type="float" office:value="0.867654136816661">
            <text:p>0.8676541368</text:p>
          </table:table-cell>
          <table:table-cell/>
          <table:table-cell office:value-type="float" office:value="7.05124092102051">
            <text:p>7.051240921</text:p>
          </table:table-cell>
          <table:table-cell office:value-type="float" office:value="10.2688291072845">
            <text:p>10.2688291073</text:p>
          </table:table-cell>
          <table:table-cell office:value-type="float" office:value="5.60366535186768">
            <text:p>5.6036653519</text:p>
          </table:table-cell>
          <table:table-cell office:value-type="float" office:value="0.756403668721517">
            <text:p>0.7564036687</text:p>
          </table:table-cell>
          <table:table-cell/>
          <table:table-cell office:value-type="float" office:value="6.63432788848877">
            <text:p>6.6343278885</text:p>
          </table:table-cell>
          <table:table-cell office:value-type="float" office:value="16.1902530193329">
            <text:p>16.1902530193</text:p>
          </table:table-cell>
          <table:table-cell office:value-type="float" office:value="4.88395833969116">
            <text:p>4.8839583397</text:p>
          </table:table-cell>
          <table:table-cell office:value-type="float" office:value="0.47105294863383">
            <text:p>0.4710529486</text:p>
          </table:table-cell>
          <table:table-cell/>
          <table:table-cell office:value-type="float" office:value="6.238938331604">
            <text:p>6.2389383316</text:p>
          </table:table-cell>
          <table:table-cell office:value-type="float" office:value="17.0537459850311">
            <text:p>17.053745985</text:p>
          </table:table-cell>
          <table:table-cell office:value-type="float" office:value="4.25890636444092">
            <text:p>4.2589063644</text:p>
          </table:table-cell>
          <table:table-cell office:value-type="float" office:value="0.71901243130366">
            <text:p>0.7190124313</text:p>
          </table:table-cell>
          <table:table-cell table:number-columns-repeated="1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23072242736816">
            <text:p>7.2307224274</text:p>
          </table:table-cell>
          <table:table-cell office:value-type="float" office:value="3.82560205459595">
            <text:p>3.8256020546</text:p>
          </table:table-cell>
          <table:table-cell office:value-type="float" office:value="0.889403390884399">
            <text:p>0.8894033909</text:p>
          </table:table-cell>
          <table:table-cell/>
          <table:table-cell table:formula="of:=[.B29]+0.5" office:value-type="float" office:value="7.73072242736816">
            <text:p>7.7307224274</text:p>
          </table:table-cell>
          <table:table-cell table:formula="of:=[.C29]+2.5" office:value-type="float" office:value="6.32560205459595">
            <text:p>6.3256020546</text:p>
          </table:table-cell>
          <table:table-cell table:formula="of:=[.D29]+0" office:value-type="float" office:value="0.889403390884399">
            <text:p>0.8894033909</text:p>
          </table:table-cell>
          <table:table-cell/>
          <table:table-cell office:value-type="float" office:value="6.97262716293335">
            <text:p>6.9726271629</text:p>
          </table:table-cell>
          <table:table-cell office:value-type="float" office:value="9.92900991439819">
            <text:p>9.9290099144</text:p>
          </table:table-cell>
          <table:table-cell office:value-type="float" office:value="5.52332997322083">
            <text:p>5.5233299732</text:p>
          </table:table-cell>
          <table:table-cell office:value-type="float" office:value="0.597968685626984">
            <text:p>0.5979686856</text:p>
          </table:table-cell>
          <table:table-cell/>
          <table:table-cell office:value-type="float" office:value="6.5793924331665">
            <text:p>6.5793924332</text:p>
          </table:table-cell>
          <table:table-cell office:value-type="float" office:value="15.4822330474854">
            <text:p>15.4822330475</text:p>
          </table:table-cell>
          <table:table-cell office:value-type="float" office:value="4.78745532035828">
            <text:p>4.7874553204</text:p>
          </table:table-cell>
          <table:table-cell office:value-type="float" office:value="0.37737059990565">
            <text:p>0.3773705999</text:p>
          </table:table-cell>
          <table:table-cell/>
          <table:table-cell office:value-type="float" office:value="6.25908374786377">
            <text:p>6.2590837479</text:p>
          </table:table-cell>
          <table:table-cell office:value-type="float" office:value="17.1176080703735">
            <text:p>17.1176080704</text:p>
          </table:table-cell>
          <table:table-cell office:value-type="float" office:value="4.1887366771698">
            <text:p>4.1887366772</text:p>
          </table:table-cell>
          <table:table-cell office:value-type="float" office:value="0.685021821657817">
            <text:p>0.6850218217</text:p>
          </table:table-cell>
          <table:table-cell table:number-columns-repeated="1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16273975372315">
            <text:p>7.1627397537</text:p>
          </table:table-cell>
          <table:table-cell office:value-type="float" office:value="3.74777340888977">
            <text:p>3.7477734089</text:p>
          </table:table-cell>
          <table:table-cell office:value-type="float" office:value="0.757133336861928">
            <text:p>0.7571333369</text:p>
          </table:table-cell>
          <table:table-cell/>
          <table:table-cell table:formula="of:=[.B30]+0.5" office:value-type="float" office:value="7.66273975372315">
            <text:p>7.6627397537</text:p>
          </table:table-cell>
          <table:table-cell table:formula="of:=[.C30]+2.5" office:value-type="float" office:value="6.24777340888977">
            <text:p>6.2477734089</text:p>
          </table:table-cell>
          <table:table-cell table:formula="of:=[.D30]+0" office:value-type="float" office:value="0.757133336861928">
            <text:p>0.7571333369</text:p>
          </table:table-cell>
          <table:table-cell/>
          <table:table-cell office:value-type="float" office:value="6.97989368438721">
            <text:p>6.9798936844</text:p>
          </table:table-cell>
          <table:table-cell office:value-type="float" office:value="10.4412550926209">
            <text:p>10.4412550926</text:p>
          </table:table-cell>
          <table:table-cell office:value-type="float" office:value="5.53191041946411">
            <text:p>5.5319104195</text:p>
          </table:table-cell>
          <table:table-cell office:value-type="float" office:value="0.598468971252441">
            <text:p>0.5984689713</text:p>
          </table:table-cell>
          <table:table-cell/>
          <table:table-cell office:value-type="float" office:value="6.70469236373901">
            <text:p>6.7046923637</text:p>
          </table:table-cell>
          <table:table-cell office:value-type="float" office:value="15.5130031108856">
            <text:p>15.5130031109</text:p>
          </table:table-cell>
          <table:table-cell office:value-type="float" office:value="4.8951473236084">
            <text:p>4.8951473236</text:p>
          </table:table-cell>
          <table:table-cell office:value-type="float" office:value="0.470526655515035">
            <text:p>0.4705266555</text:p>
          </table:table-cell>
          <table:table-cell/>
          <table:table-cell office:value-type="float" office:value="6.24727249145508">
            <text:p>6.2472724915</text:p>
          </table:table-cell>
          <table:table-cell office:value-type="float" office:value="17.0782558917999">
            <text:p>17.0782558918</text:p>
          </table:table-cell>
          <table:table-cell office:value-type="float" office:value="4.04637479782105">
            <text:p>4.0463747978</text:p>
          </table:table-cell>
          <table:table-cell office:value-type="float" office:value="0.568576169013977">
            <text:p>0.568576169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12294960021973">
            <text:p>7.1229496002</text:p>
          </table:table-cell>
          <table:table-cell office:value-type="float" office:value="3.70760798454285">
            <text:p>3.7076079845</text:p>
          </table:table-cell>
          <table:table-cell office:value-type="float" office:value="0.716604777177175">
            <text:p>0.7166047772</text:p>
          </table:table-cell>
          <table:table-cell/>
          <table:table-cell table:formula="of:=[.B31]+1" office:value-type="float" office:value="8.12294960021973">
            <text:p>8.1229496002</text:p>
          </table:table-cell>
          <table:table-cell table:formula="of:=[.C31]+2.5" office:value-type="float" office:value="6.20760798454285">
            <text:p>6.2076079845</text:p>
          </table:table-cell>
          <table:table-cell table:formula="of:=[.D31]+0" office:value-type="float" office:value="0.716604777177175">
            <text:p>0.7166047772</text:p>
          </table:table-cell>
          <table:table-cell/>
          <table:table-cell office:value-type="float" office:value="6.98288345336914">
            <text:p>6.9828834534</text:p>
          </table:table-cell>
          <table:table-cell office:value-type="float" office:value="11.2401878833771">
            <text:p>11.2401878834</text:p>
          </table:table-cell>
          <table:table-cell office:value-type="float" office:value="5.53400135040283">
            <text:p>5.5340013504</text:p>
          </table:table-cell>
          <table:table-cell office:value-type="float" office:value="0.570619535446167">
            <text:p>0.5706195354</text:p>
          </table:table-cell>
          <table:table-cell/>
          <table:table-cell office:value-type="float" office:value="6.75128555297852">
            <text:p>6.751285553</text:p>
          </table:table-cell>
          <table:table-cell office:value-type="float" office:value="15.9843919277191">
            <text:p>15.9843919277</text:p>
          </table:table-cell>
          <table:table-cell office:value-type="float" office:value="4.93246483802795">
            <text:p>4.932464838</text:p>
          </table:table-cell>
          <table:table-cell office:value-type="float" office:value="0.443924272060394">
            <text:p>0.4439242721</text:p>
          </table:table-cell>
          <table:table-cell/>
          <table:table-cell office:value-type="float" office:value="6.25810050964356">
            <text:p>6.2581005096</text:p>
          </table:table-cell>
          <table:table-cell office:value-type="float" office:value="17.2698810100555">
            <text:p>17.2698810101</text:p>
          </table:table-cell>
          <table:table-cell office:value-type="float" office:value="3.93094682693481">
            <text:p>3.9309468269</text:p>
          </table:table-cell>
          <table:table-cell office:value-type="float" office:value="0.489452910423279">
            <text:p>0.4894529104</text:p>
          </table:table-cell>
          <table:table-cell table:number-columns-repeated="1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1360068321228">
            <text:p>7.1360068321</text:p>
          </table:table-cell>
          <table:table-cell office:value-type="float" office:value="3.7351291179657">
            <text:p>3.735129118</text:p>
          </table:table-cell>
          <table:table-cell office:value-type="float" office:value="0.64218453168869">
            <text:p>0.6421845317</text:p>
          </table:table-cell>
          <table:table-cell/>
          <table:table-cell table:formula="of:=[.B32]+1" office:value-type="float" office:value="8.1360068321228">
            <text:p>8.1360068321</text:p>
          </table:table-cell>
          <table:table-cell table:formula="of:=[.C32]+2.5" office:value-type="float" office:value="6.2351291179657">
            <text:p>6.235129118</text:p>
          </table:table-cell>
          <table:table-cell table:formula="of:=[.D32]+0" office:value-type="float" office:value="0.64218453168869">
            <text:p>0.6421845317</text:p>
          </table:table-cell>
          <table:table-cell/>
          <table:table-cell office:value-type="float" office:value="6.99283790588379">
            <text:p>6.9928379059</text:p>
          </table:table-cell>
          <table:table-cell office:value-type="float" office:value="11.6006000041962">
            <text:p>11.6006000042</text:p>
          </table:table-cell>
          <table:table-cell office:value-type="float" office:value="5.54279398918152">
            <text:p>5.5427939892</text:p>
          </table:table-cell>
          <table:table-cell office:value-type="float" office:value="0.532283508777618">
            <text:p>0.5322835088</text:p>
          </table:table-cell>
          <table:table-cell/>
          <table:table-cell office:value-type="float" office:value="6.80156946182251">
            <text:p>6.8015694618</text:p>
          </table:table-cell>
          <table:table-cell office:value-type="float" office:value="15.4420962333679">
            <text:p>15.4420962334</text:p>
          </table:table-cell>
          <table:table-cell office:value-type="float" office:value="4.93629384040833">
            <text:p>4.9362938404</text:p>
          </table:table-cell>
          <table:table-cell office:value-type="float" office:value="0.442529412110647">
            <text:p>0.4425294121</text:p>
          </table:table-cell>
          <table:table-cell/>
          <table:table-cell office:value-type="float" office:value="6.32190608978272">
            <text:p>6.3219060898</text:p>
          </table:table-cell>
          <table:table-cell office:value-type="float" office:value="17.5120100975037">
            <text:p>17.5120100975</text:p>
          </table:table-cell>
          <table:table-cell office:value-type="float" office:value="3.84134030342102">
            <text:p>3.8413403034</text:p>
          </table:table-cell>
          <table:table-cell office:value-type="float" office:value="0.432782475153605">
            <text:p>0.4327824752</text:p>
          </table:table-cell>
          <table:table-cell table:number-columns-repeated="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15012454986572">
            <text:p>7.1501245499</text:p>
          </table:table-cell>
          <table:table-cell office:value-type="float" office:value="3.77294993400574">
            <text:p>3.772949934</text:p>
          </table:table-cell>
          <table:table-cell office:value-type="float" office:value="0.594202347596486">
            <text:p>0.5942023476</text:p>
          </table:table-cell>
          <table:table-cell/>
          <table:table-cell table:formula="of:=[.B33]+1" office:value-type="float" office:value="8.15012454986572">
            <text:p>8.1501245499</text:p>
          </table:table-cell>
          <table:table-cell table:formula="of:=[.C33]+2.5" office:value-type="float" office:value="6.27294993400574">
            <text:p>6.272949934</text:p>
          </table:table-cell>
          <table:table-cell table:formula="of:=[.D33]+0" office:value-type="float" office:value="0.594202347596486">
            <text:p>0.5942023476</text:p>
          </table:table-cell>
          <table:table-cell/>
          <table:table-cell office:value-type="float" office:value="6.96765518188477">
            <text:p>6.9676551819</text:p>
          </table:table-cell>
          <table:table-cell office:value-type="float" office:value="11.9407098293304">
            <text:p>11.9407098293</text:p>
          </table:table-cell>
          <table:table-cell office:value-type="float" office:value="5.5150134563446">
            <text:p>5.5150134563</text:p>
          </table:table-cell>
          <table:table-cell office:value-type="float" office:value="0.398257132371267">
            <text:p>0.3982571324</text:p>
          </table:table-cell>
          <table:table-cell/>
          <table:table-cell office:value-type="float" office:value="6.88303756713867">
            <text:p>6.8830375671</text:p>
          </table:table-cell>
          <table:table-cell office:value-type="float" office:value="16.3019599914551">
            <text:p>16.3019599915</text:p>
          </table:table-cell>
          <table:table-cell office:value-type="float" office:value="4.93817663192749">
            <text:p>4.9381766319</text:p>
          </table:table-cell>
          <table:table-cell office:value-type="float" office:value="0.448640561103821">
            <text:p>0.4486405611</text:p>
          </table:table-cell>
          <table:table-cell/>
          <table:table-cell office:value-type="float" office:value="6.4610538482666">
            <text:p>6.4610538483</text:p>
          </table:table-cell>
          <table:table-cell office:value-type="float" office:value="17.7527120113373">
            <text:p>17.7527120113</text:p>
          </table:table-cell>
          <table:table-cell office:value-type="float" office:value="3.79126453399658">
            <text:p>3.791264534</text:p>
          </table:table-cell>
          <table:table-cell office:value-type="float" office:value="0.440893630186717">
            <text:p>0.4408936302</text:p>
          </table:table-cell>
          <table:table-cell table:number-columns-repeated="1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10728454589844">
            <text:p>7.1072845459</text:p>
          </table:table-cell>
          <table:table-cell office:value-type="float" office:value="3.65842914581299">
            <text:p>3.6584291458</text:p>
          </table:table-cell>
          <table:table-cell office:value-type="float" office:value="0.49469686349233">
            <text:p>0.4946968635</text:p>
          </table:table-cell>
          <table:table-cell/>
          <table:table-cell table:formula="of:=[.B34]+1" office:value-type="float" office:value="8.10728454589844">
            <text:p>8.1072845459</text:p>
          </table:table-cell>
          <table:table-cell table:formula="of:=[.C34]+2.5" office:value-type="float" office:value="6.15842914581299">
            <text:p>6.1584291458</text:p>
          </table:table-cell>
          <table:table-cell table:formula="of:=[.D34]+0" office:value-type="float" office:value="0.49469686349233">
            <text:p>0.4946968635</text:p>
          </table:table-cell>
          <table:table-cell/>
          <table:table-cell office:value-type="float" office:value="7.02192974090576">
            <text:p>7.0219297409</text:p>
          </table:table-cell>
          <table:table-cell office:value-type="float" office:value="12.8823897838593">
            <text:p>12.8823897839</text:p>
          </table:table-cell>
          <table:table-cell office:value-type="float" office:value="5.53195309638977">
            <text:p>5.5319530964</text:p>
          </table:table-cell>
          <table:table-cell office:value-type="float" office:value="0.364671576023102">
            <text:p>0.364671576</text:p>
          </table:table-cell>
          <table:table-cell/>
          <table:table-cell office:value-type="float" office:value="7.05815649032593">
            <text:p>7.0581564903</text:p>
          </table:table-cell>
          <table:table-cell office:value-type="float" office:value="15.7401330471039">
            <text:p>15.7401330471</text:p>
          </table:table-cell>
          <table:table-cell office:value-type="float" office:value="5.19932579994202">
            <text:p>5.1993257999</text:p>
          </table:table-cell>
          <table:table-cell office:value-type="float" office:value="0.543456653753916">
            <text:p>0.5434566538</text:p>
          </table:table-cell>
          <table:table-cell/>
          <table:table-cell office:value-type="float" office:value="6.6345682144165">
            <text:p>6.6345682144</text:p>
          </table:table-cell>
          <table:table-cell office:value-type="float" office:value="17.3218078613281">
            <text:p>17.3218078613</text:p>
          </table:table-cell>
          <table:table-cell office:value-type="float" office:value="3.8765184879303">
            <text:p>3.8765184879</text:p>
          </table:table-cell>
          <table:table-cell office:value-type="float" office:value="0.442663546403249">
            <text:p>0.4426635464</text:p>
          </table:table-cell>
          <table:table-cell table:number-columns-repeated="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24634981155396">
            <text:p>7.2463498116</text:p>
          </table:table-cell>
          <table:table-cell office:value-type="float" office:value="3.60559272766113">
            <text:p>3.6055927277</text:p>
          </table:table-cell>
          <table:table-cell office:value-type="float" office:value="0.489051016171773">
            <text:p>0.4890510162</text:p>
          </table:table-cell>
          <table:table-cell/>
          <table:table-cell table:formula="of:=[.B35]+1" office:value-type="float" office:value="8.24634981155396">
            <text:p>8.2463498116</text:p>
          </table:table-cell>
          <table:table-cell table:formula="of:=[.C35]+2.5" office:value-type="float" office:value="6.10559272766113">
            <text:p>6.1055927277</text:p>
          </table:table-cell>
          <table:table-cell table:formula="of:=[.D35]+0" office:value-type="float" office:value="0.489051016171773">
            <text:p>0.4890510162</text:p>
          </table:table-cell>
          <table:table-cell/>
          <table:table-cell office:value-type="float" office:value="7.57014846801758">
            <text:p>7.570148468</text:p>
          </table:table-cell>
          <table:table-cell office:value-type="float" office:value="12.8108041286469">
            <text:p>12.8108041286</text:p>
          </table:table-cell>
          <table:table-cell office:value-type="float" office:value="6.02063751220703">
            <text:p>6.0206375122</text:p>
          </table:table-cell>
          <table:table-cell office:value-type="float" office:value="0.696713836987813">
            <text:p>0.696713837</text:p>
          </table:table-cell>
          <table:table-cell/>
          <table:table-cell office:value-type="float" office:value="7.37117958068848">
            <text:p>7.3711795807</text:p>
          </table:table-cell>
          <table:table-cell office:value-type="float" office:value="15.0831658840179">
            <text:p>15.083165884</text:p>
          </table:table-cell>
          <table:table-cell office:value-type="float" office:value="5.4384663105011">
            <text:p>5.4384663105</text:p>
          </table:table-cell>
          <table:table-cell office:value-type="float" office:value="0.705655435721079">
            <text:p>0.7056554357</text:p>
          </table:table-cell>
          <table:table-cell/>
          <table:table-cell office:value-type="float" office:value="7.44620323181152">
            <text:p>7.4462032318</text:p>
          </table:table-cell>
          <table:table-cell office:value-type="float" office:value="17.5651421546936">
            <text:p>17.5651421547</text:p>
          </table:table-cell>
          <table:table-cell office:value-type="float" office:value="4.53987669944763">
            <text:p>4.5398766994</text:p>
          </table:table-cell>
          <table:table-cell office:value-type="float" office:value="1.01052601734797">
            <text:p>1.0105260173</text:p>
          </table:table-cell>
          <table:table-cell table:number-columns-repeated="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.61709022521973">
            <text:p>8.6170902252</text:p>
          </table:table-cell>
          <table:table-cell office:value-type="float" office:value="4.85382509231567">
            <text:p>4.8538250923</text:p>
          </table:table-cell>
          <table:table-cell office:value-type="float" office:value="1.5389253616333">
            <text:p>1.5389253616</text:p>
          </table:table-cell>
          <table:table-cell/>
          <table:table-cell table:formula="of:=[.B36]+1" office:value-type="float" office:value="9.61709022521973">
            <text:p>9.6170902252</text:p>
          </table:table-cell>
          <table:table-cell table:formula="of:=[.C36]+2.5" office:value-type="float" office:value="7.35382509231567">
            <text:p>7.3538250923</text:p>
          </table:table-cell>
          <table:table-cell table:formula="of:=[.D36]+0" office:value-type="float" office:value="1.5389253616333">
            <text:p>1.5389253616</text:p>
          </table:table-cell>
          <table:table-cell/>
          <table:table-cell office:value-type="float" office:value="8.96360874176025">
            <text:p>8.9636087418</text:p>
          </table:table-cell>
          <table:table-cell office:value-type="float" office:value="12.8330948352814">
            <text:p>12.8330948353</text:p>
          </table:table-cell>
          <table:table-cell office:value-type="float" office:value="7.35153579711914">
            <text:p>7.3515357971</text:p>
          </table:table-cell>
          <table:table-cell office:value-type="float" office:value="1.70349188645681">
            <text:p>1.7034918865</text:p>
          </table:table-cell>
          <table:table-cell/>
          <table:table-cell office:value-type="float" office:value="8.25028800964356">
            <text:p>8.2502880096</text:p>
          </table:table-cell>
          <table:table-cell office:value-type="float" office:value="16.1571969985962">
            <text:p>16.1571969986</text:p>
          </table:table-cell>
          <table:table-cell office:value-type="float" office:value="6.25977468490601">
            <text:p>6.2597746849</text:p>
          </table:table-cell>
          <table:table-cell office:value-type="float" office:value="1.21317362785339">
            <text:p>1.2131736279</text:p>
          </table:table-cell>
          <table:table-cell/>
          <table:table-cell office:value-type="float" office:value="8.97758483886719">
            <text:p>8.9775848389</text:p>
          </table:table-cell>
          <table:table-cell office:value-type="float" office:value="18.3253829479218">
            <text:p>18.3253829479</text:p>
          </table:table-cell>
          <table:table-cell office:value-type="float" office:value="6.03259325027466">
            <text:p>6.0325932503</text:p>
          </table:table-cell>
          <table:table-cell office:value-type="float" office:value="1.99064262310664">
            <text:p>1.9906426231</text:p>
          </table:table-cell>
          <table:table-cell/>
          <table:table-cell table:formula="of:=([.H36]-[.R36])/[.H36]*100" office:value-type="float" office:value="21.1674810163751">
            <text:p>21.1674810164</text:p>
          </table:table-cell>
          <table:table-cell table:formula="of:=([.M36]-[.R36])/[.M36]*100" office:value-type="float" office:value="28.78312849633">
            <text:p>28.7831284963</text:p>
          </table:table-cell>
          <table:table-cell table:formula="of:=([.W36]-[.R36])/[.W36]*100" office:value-type="float" office:value="39.0561814676667">
            <text:p>39.0561814677</text:p>
          </table:table-cell>
          <table:table-cell/>
          <table:table-cell table:formula="of:=([.G36]-[.Q36])/[.G36]*100" office:value-type="float" office:value="14.8772971028762">
            <text:p>14.8772971029</text:p>
          </table:table-cell>
          <table:table-cell table:formula="of:=([.L36]-[.Q36])/[.L36]*100" office:value-type="float" office:value="14.8507895811506">
            <text:p>14.8507895812</text:p>
          </table:table-cell>
          <table:table-cell table:formula="of:=([.V36]-[.Q36])/[.V36]*100" office:value-type="float" office:value="-3.76590008983296">
            <text:p>-3.7659000898</text:p>
          </table:table-cell>
          <table:table-cell/>
          <table:table-cell table:formula="of:=([.B36]-[.O36])/[.B36]*100" office:value-type="float" office:value="4.25668301003332">
            <text:p>4.25668301</text:p>
          </table:table-cell>
          <table:table-cell table:formula="of:=([.J36]-[.O36])/[.J36]*100" office:value-type="float" office:value="7.95796372496074">
            <text:p>7.957963725</text:p>
          </table:table-cell>
          <table:table-cell table:formula="of:=([.T36]-[.O36])/[.T36]*100" office:value-type="float" office:value="8.10125264508668">
            <text:p>8.10125264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.7965250015259">
            <text:p>10.7965250015</text:p>
          </table:table-cell>
          <table:table-cell office:value-type="float" office:value="6.87494444847107">
            <text:p>6.8749444485</text:p>
          </table:table-cell>
          <table:table-cell office:value-type="float" office:value="2.82172298034032">
            <text:p>2.8217229803</text:p>
          </table:table-cell>
          <table:table-cell/>
          <table:table-cell table:formula="of:=[.B37]+1" office:value-type="float" office:value="11.7965250015259">
            <text:p>11.7965250015</text:p>
          </table:table-cell>
          <table:table-cell table:formula="of:=[.C37]+2.5" office:value-type="float" office:value="9.37494444847107">
            <text:p>9.3749444485</text:p>
          </table:table-cell>
          <table:table-cell table:formula="of:=[.D37]+0" office:value-type="float" office:value="2.82172298034032">
            <text:p>2.8217229803</text:p>
          </table:table-cell>
          <table:table-cell/>
          <table:table-cell office:value-type="float" office:value="10.8681402206421">
            <text:p>10.8681402206</text:p>
          </table:table-cell>
          <table:table-cell office:value-type="float" office:value="13.1458041667938">
            <text:p>13.1458041668</text:p>
          </table:table-cell>
          <table:table-cell office:value-type="float" office:value="9.18357253074646">
            <text:p>9.1835725307</text:p>
          </table:table-cell>
          <table:table-cell office:value-type="float" office:value="2.49065676132838">
            <text:p>2.4906567613</text:p>
          </table:table-cell>
          <table:table-cell/>
          <table:table-cell office:value-type="float" office:value="9.76898384094238">
            <text:p>9.7689838409</text:p>
          </table:table-cell>
          <table:table-cell office:value-type="float" office:value="15.8909060955048">
            <text:p>15.8909060955</text:p>
          </table:table-cell>
          <table:table-cell office:value-type="float" office:value="7.66171741485596">
            <text:p>7.6617174149</text:p>
          </table:table-cell>
          <table:table-cell office:value-type="float" office:value="1.56372780005137">
            <text:p>1.5637278001</text:p>
          </table:table-cell>
          <table:table-cell/>
          <table:table-cell office:value-type="float" office:value="11.0934209823608">
            <text:p>11.0934209824</text:p>
          </table:table-cell>
          <table:table-cell office:value-type="float" office:value="18.9714958667755">
            <text:p>18.9714958668</text:p>
          </table:table-cell>
          <table:table-cell office:value-type="float" office:value="7.73956727981567">
            <text:p>7.7395672798</text:p>
          </table:table-cell>
          <table:table-cell office:value-type="float" office:value="2.90217951138814">
            <text:p>2.9021795114</text:p>
          </table:table-cell>
          <table:table-cell/>
          <table:table-cell table:formula="of:=([.H37]-[.R37])/[.H37]*100" office:value-type="float" office:value="44.5825188742386">
            <text:p>44.5825188742</text:p>
          </table:table-cell>
          <table:table-cell table:formula="of:=([.M37]-[.R37])/[.M37]*100" office:value-type="float" office:value="37.2162465607118">
            <text:p>37.2162465607</text:p>
          </table:table-cell>
          <table:table-cell table:formula="of:=([.W37]-[.R37])/[.W37]*100" office:value-type="float" office:value="46.1188464078356">
            <text:p>46.1188464078</text:p>
          </table:table-cell>
          <table:table-cell/>
          <table:table-cell table:formula="of:=([.G37]-[.Q37])/[.G37]*100" office:value-type="float" office:value="18.2745299775564">
            <text:p>18.2745299776</text:p>
          </table:table-cell>
          <table:table-cell table:formula="of:=([.L37]-[.Q37])/[.L37]*100" office:value-type="float" office:value="16.5714934008018">
            <text:p>16.5714934008</text:p>
          </table:table-cell>
          <table:table-cell table:formula="of:=([.V37]-[.Q37])/[.V37]*100" office:value-type="float" office:value="1.00586844386944">
            <text:p>1.0058684439</text:p>
          </table:table-cell>
          <table:table-cell/>
          <table:table-cell table:formula="of:=([.B37]-[.O37])/[.B37]*100" office:value-type="float" office:value="9.51733229384729">
            <text:p>9.5173322938</text:p>
          </table:table-cell>
          <table:table-cell table:formula="of:=([.J37]-[.O37])/[.J37]*100" office:value-type="float" office:value="10.113564578529">
            <text:p>10.1135645785</text:p>
          </table:table-cell>
          <table:table-cell table:formula="of:=([.T37]-[.O37])/[.T37]*100" office:value-type="float" office:value="11.9389424013057">
            <text:p>11.93894240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.9448928833008">
            <text:p>13.9448928833</text:p>
          </table:table-cell>
          <table:table-cell office:value-type="float" office:value="9.79180145263672">
            <text:p>9.7918014526</text:p>
          </table:table-cell>
          <table:table-cell office:value-type="float" office:value="3.92446316083272">
            <text:p>3.9244631608</text:p>
          </table:table-cell>
          <table:table-cell/>
          <table:table-cell table:formula="of:=[.B38]+1" office:value-type="float" office:value="14.9448928833008">
            <text:p>14.9448928833</text:p>
          </table:table-cell>
          <table:table-cell table:formula="of:=[.C38]+2.5" office:value-type="float" office:value="12.2918014526367">
            <text:p>12.2918014526</text:p>
          </table:table-cell>
          <table:table-cell table:formula="of:=[.D38]+0" office:value-type="float" office:value="3.92446316083272">
            <text:p>3.9244631608</text:p>
          </table:table-cell>
          <table:table-cell/>
          <table:table-cell office:value-type="float" office:value="13.9198055267334">
            <text:p>13.9198055267</text:p>
          </table:table-cell>
          <table:table-cell office:value-type="float" office:value="13.9773399829865">
            <text:p>13.977339983</text:p>
          </table:table-cell>
          <table:table-cell office:value-type="float" office:value="12.1437027454376">
            <text:p>12.1437027454</text:p>
          </table:table-cell>
          <table:table-cell office:value-type="float" office:value="3.35061397949854">
            <text:p>3.3506139795</text:p>
          </table:table-cell>
          <table:table-cell/>
          <table:table-cell office:value-type="float" office:value="11.7715072631836">
            <text:p>11.7715072632</text:p>
          </table:table-cell>
          <table:table-cell office:value-type="float" office:value="16.0517129898071">
            <text:p>16.0517129898</text:p>
          </table:table-cell>
          <table:table-cell office:value-type="float" office:value="9.5190486907959">
            <text:p>9.5190486908</text:p>
          </table:table-cell>
          <table:table-cell office:value-type="float" office:value="1.53572833538055">
            <text:p>1.5357283354</text:p>
          </table:table-cell>
          <table:table-cell/>
          <table:table-cell office:value-type="float" office:value="13.8416957855225">
            <text:p>13.8416957855</text:p>
          </table:table-cell>
          <table:table-cell office:value-type="float" office:value="19.4316351413727">
            <text:p>19.4316351414</text:p>
          </table:table-cell>
          <table:table-cell office:value-type="float" office:value="9.69182872772217">
            <text:p>9.6918287277</text:p>
          </table:table-cell>
          <table:table-cell office:value-type="float" office:value="3.7505449851354">
            <text:p>3.7505449851</text:p>
          </table:table-cell>
          <table:table-cell/>
          <table:table-cell table:formula="of:=([.H38]-[.R38])/[.H38]*100" office:value-type="float" office:value="60.8678111516611">
            <text:p>60.8678111517</text:p>
          </table:table-cell>
          <table:table-cell table:formula="of:=([.M38]-[.R38])/[.M38]*100" office:value-type="float" office:value="54.1657635055176">
            <text:p>54.1657635055</text:p>
          </table:table-cell>
          <table:table-cell table:formula="of:=([.W38]-[.R38])/[.W38]*100" office:value-type="float" office:value="59.0531951631795">
            <text:p>59.0531951632</text:p>
          </table:table-cell>
          <table:table-cell/>
          <table:table-cell table:formula="of:=([.G38]-[.Q38])/[.G38]*100" office:value-type="float" office:value="22.5577412108787">
            <text:p>22.5577412109</text:p>
          </table:table-cell>
          <table:table-cell table:formula="of:=([.L38]-[.Q38])/[.L38]*100" office:value-type="float" office:value="21.613292993587">
            <text:p>21.6132929936</text:p>
          </table:table-cell>
          <table:table-cell table:formula="of:=([.V38]-[.Q38])/[.V38]*100" office:value-type="float" office:value="1.78273927222894">
            <text:p>1.7827392722</text:p>
          </table:table-cell>
          <table:table-cell/>
          <table:table-cell table:formula="of:=([.B38]-[.O38])/[.B38]*100" office:value-type="float" office:value="15.5855311210017">
            <text:p>15.585531121</text:p>
          </table:table-cell>
          <table:table-cell table:formula="of:=([.J38]-[.O38])/[.J38]*100" office:value-type="float" office:value="15.4333927972192">
            <text:p>15.4333927972</text:p>
          </table:table-cell>
          <table:table-cell table:formula="of:=([.T38]-[.O38])/[.T38]*100" office:value-type="float" office:value="14.9561770061742">
            <text:p>14.956177006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.112829208374">
            <text:p>19.1128292084</text:p>
          </table:table-cell>
          <table:table-cell office:value-type="float" office:value="14.6273584365845">
            <text:p>14.6273584366</text:p>
          </table:table-cell>
          <table:table-cell office:value-type="float" office:value="5.65834396680196">
            <text:p>5.6583439668</text:p>
          </table:table-cell>
          <table:table-cell/>
          <table:table-cell table:formula="of:=[.B39]+1" office:value-type="float" office:value="20.112829208374">
            <text:p>20.1128292084</text:p>
          </table:table-cell>
          <table:table-cell table:formula="of:=[.C39]+2.5" office:value-type="float" office:value="17.1273584365845">
            <text:p>17.1273584366</text:p>
          </table:table-cell>
          <table:table-cell table:formula="of:=[.D39]+0" office:value-type="float" office:value="5.65834396680196">
            <text:p>5.6583439668</text:p>
          </table:table-cell>
          <table:table-cell/>
          <table:table-cell office:value-type="float" office:value="19.3335094451904">
            <text:p>19.3335094452</text:p>
          </table:table-cell>
          <table:table-cell office:value-type="float" office:value="15.034481048584">
            <text:p>15.0344810486</text:p>
          </table:table-cell>
          <table:table-cell office:value-type="float" office:value="17.4315030574799">
            <text:p>17.4315030575</text:p>
          </table:table-cell>
          <table:table-cell office:value-type="float" office:value="4.95786663293839">
            <text:p>4.9578666329</text:p>
          </table:table-cell>
          <table:table-cell/>
          <table:table-cell office:value-type="float" office:value="16.3390216827393">
            <text:p>16.3390216827</text:p>
          </table:table-cell>
          <table:table-cell office:value-type="float" office:value="16.6534340381622">
            <text:p>16.6534340382</text:p>
          </table:table-cell>
          <table:table-cell office:value-type="float" office:value="13.8429780006409">
            <text:p>13.8429780006</text:p>
          </table:table-cell>
          <table:table-cell office:value-type="float" office:value="2.55651834011078">
            <text:p>2.5565183401</text:p>
          </table:table-cell>
          <table:table-cell/>
          <table:table-cell office:value-type="float" office:value="19.4891929626465">
            <text:p>19.4891929626</text:p>
          </table:table-cell>
          <table:table-cell office:value-type="float" office:value="20.9125549793243">
            <text:p>20.9125549793</text:p>
          </table:table-cell>
          <table:table-cell office:value-type="float" office:value="15.013454914093">
            <text:p>15.0134549141</text:p>
          </table:table-cell>
          <table:table-cell office:value-type="float" office:value="6.20153248310089">
            <text:p>6.2015324831</text:p>
          </table:table-cell>
          <table:table-cell/>
          <table:table-cell table:formula="of:=([.H39]-[.R39])/[.H39]*100" office:value-type="float" office:value="54.8186120336601">
            <text:p>54.8186120337</text:p>
          </table:table-cell>
          <table:table-cell table:formula="of:=([.M39]-[.R39])/[.M39]*100" office:value-type="float" office:value="48.4351127332443">
            <text:p>48.4351127332</text:p>
          </table:table-cell>
          <table:table-cell table:formula="of:=([.W39]-[.R39])/[.W39]*100" office:value-type="float" office:value="58.7760227479697">
            <text:p>58.776022748</text:p>
          </table:table-cell>
          <table:table-cell/>
          <table:table-cell table:formula="of:=([.G39]-[.Q39])/[.G39]*100" office:value-type="float" office:value="19.176222930724">
            <text:p>19.1762229307</text:p>
          </table:table-cell>
          <table:table-cell table:formula="of:=([.L39]-[.Q39])/[.L39]*100" office:value-type="float" office:value="20.5864350595926">
            <text:p>20.5864350596</text:p>
          </table:table-cell>
          <table:table-cell table:formula="of:=([.V39]-[.Q39])/[.V39]*100" office:value-type="float" office:value="7.79618628856296">
            <text:p>7.7961862886</text:p>
          </table:table-cell>
          <table:table-cell/>
          <table:table-cell table:formula="of:=([.B39]-[.O39])/[.B39]*100" office:value-type="float" office:value="14.5128044382848">
            <text:p>14.5128044383</text:p>
          </table:table-cell>
          <table:table-cell table:formula="of:=([.J39]-[.O39])/[.J39]*100" office:value-type="float" office:value="15.4885887166028">
            <text:p>15.4885887166</text:p>
          </table:table-cell>
          <table:table-cell table:formula="of:=([.T39]-[.O39])/[.T39]*100" office:value-type="float" office:value="16.163682539061">
            <text:p>16.163682539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.890193939209">
            <text:p>32.8901939392</text:p>
          </table:table-cell>
          <table:table-cell office:value-type="float" office:value="28.0128264427185">
            <text:p>28.0128264427</text:p>
          </table:table-cell>
          <table:table-cell office:value-type="float" office:value="11.5480449120204">
            <text:p>11.548044912</text:p>
          </table:table-cell>
          <table:table-cell/>
          <table:table-cell table:formula="of:=[.B40]+1" office:value-type="float" office:value="33.890193939209">
            <text:p>33.8901939392</text:p>
          </table:table-cell>
          <table:table-cell table:formula="of:=[.C40]+2.5" office:value-type="float" office:value="30.5128264427185">
            <text:p>30.5128264427</text:p>
          </table:table-cell>
          <table:table-cell table:formula="of:=[.D40]+0" office:value-type="float" office:value="11.5480449120204">
            <text:p>11.548044912</text:p>
          </table:table-cell>
          <table:table-cell/>
          <table:table-cell office:value-type="float" office:value="30.8615646362305">
            <text:p>30.8615646362</text:p>
          </table:table-cell>
          <table:table-cell office:value-type="float" office:value="25.3924670219421">
            <text:p>25.3924670219</text:p>
          </table:table-cell>
          <table:table-cell office:value-type="float" office:value="28.8532009124756">
            <text:p>28.8532009125</text:p>
          </table:table-cell>
          <table:table-cell office:value-type="float" office:value="9.46439275741577">
            <text:p>9.4643927574</text:p>
          </table:table-cell>
          <table:table-cell/>
          <table:table-cell office:value-type="float" office:value="25.5237979888916">
            <text:p>25.5237979889</text:p>
          </table:table-cell>
          <table:table-cell office:value-type="float" office:value="17.5348930358887">
            <text:p>17.5348930359</text:p>
          </table:table-cell>
          <table:table-cell office:value-type="float" office:value="22.6900224685669">
            <text:p>22.6900224686</text:p>
          </table:table-cell>
          <table:table-cell office:value-type="float" office:value="5.25570209821065">
            <text:p>5.2557020982</text:p>
          </table:table-cell>
          <table:table-cell/>
          <table:table-cell office:value-type="float" office:value="33.272087097168">
            <text:p>33.2720870972</text:p>
          </table:table-cell>
          <table:table-cell office:value-type="float" office:value="32.6638050079346">
            <text:p>32.6638050079</text:p>
          </table:table-cell>
          <table:table-cell office:value-type="float" office:value="27.6287841796875">
            <text:p>27.6287841797</text:p>
          </table:table-cell>
          <table:table-cell office:value-type="float" office:value="14.2269899288813">
            <text:p>14.2269899289</text:p>
          </table:table-cell>
          <table:table-cell/>
          <table:table-cell table:formula="of:=([.H40]-[.R40])/[.H40]*100" office:value-type="float" office:value="54.488381901425">
            <text:p>54.4883819014</text:p>
          </table:table-cell>
          <table:table-cell table:formula="of:=([.M40]-[.R40])/[.M40]*100" office:value-type="float" office:value="44.4686813732178">
            <text:p>44.4686813732</text:p>
          </table:table-cell>
          <table:table-cell table:formula="of:=([.W40]-[.R40])/[.W40]*100" office:value-type="float" office:value="63.0582285888782">
            <text:p>63.0582285889</text:p>
          </table:table-cell>
          <table:table-cell/>
          <table:table-cell table:formula="of:=([.G40]-[.Q40])/[.G40]*100" office:value-type="float" office:value="25.637755941218">
            <text:p>25.6377559412</text:p>
          </table:table-cell>
          <table:table-cell table:formula="of:=([.L40]-[.Q40])/[.L40]*100" office:value-type="float" office:value="21.3604669464727">
            <text:p>21.3604669465</text:p>
          </table:table-cell>
          <table:table-cell table:formula="of:=([.V40]-[.Q40])/[.V40]*100" office:value-type="float" office:value="17.8754218028586">
            <text:p>17.8754218029</text:p>
          </table:table-cell>
          <table:table-cell/>
          <table:table-cell table:formula="of:=([.B40]-[.O40])/[.B40]*100" office:value-type="float" office:value="22.3969368010803">
            <text:p>22.3969368011</text:p>
          </table:table-cell>
          <table:table-cell table:formula="of:=([.J40]-[.O40])/[.J40]*100" office:value-type="float" office:value="17.2958393725525">
            <text:p>17.2958393726</text:p>
          </table:table-cell>
          <table:table-cell table:formula="of:=([.T40]-[.O40])/[.T40]*100" office:value-type="float" office:value="23.2876557627667">
            <text:p>23.2876557628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formula="of:=MAX([.B3:.B40])" office:value-type="float" office:value="32.890193939209">
            <text:p>32.8901939392</text:p>
          </table:table-cell>
          <table:table-cell table:formula="of:=MAX([.C3:.C40])" office:value-type="float" office:value="28.0128264427185">
            <text:p>28.0128264427</text:p>
          </table:table-cell>
          <table:table-cell table:formula="of:=MAX([.D3:.D40])" office:value-type="float" office:value="11.5480449120204">
            <text:p>11.548044912</text:p>
          </table:table-cell>
          <table:table-cell/>
          <table:table-cell table:formula="of:=MAX([.F3:.F40])" office:value-type="float" office:value="33.890193939209">
            <text:p>33.8901939392</text:p>
          </table:table-cell>
          <table:table-cell table:formula="of:=MAX([.G3:.G40])" office:value-type="float" office:value="30.5128264427185">
            <text:p>30.5128264427</text:p>
          </table:table-cell>
          <table:table-cell table:formula="of:=MAX([.H3:.H40])" office:value-type="float" office:value="11.5480449120204">
            <text:p>11.548044912</text:p>
          </table:table-cell>
          <table:table-cell/>
          <table:table-cell table:formula="of:=MAX([.J3:.J40])" office:value-type="float" office:value="30.8615646362305">
            <text:p>30.8615646362</text:p>
          </table:table-cell>
          <table:table-cell table:formula="of:=MAX([.K3:.K40])" office:value-type="float" office:value="25.3924670219421">
            <text:p>25.3924670219</text:p>
          </table:table-cell>
          <table:table-cell table:formula="of:=MAX([.L3:.L40])" office:value-type="float" office:value="28.8532009124756">
            <text:p>28.8532009125</text:p>
          </table:table-cell>
          <table:table-cell table:formula="of:=MAX([.M3:.M40])" office:value-type="float" office:value="9.46439275741577">
            <text:p>9.4643927574</text:p>
          </table:table-cell>
          <table:table-cell/>
          <table:table-cell table:formula="of:=MAX([.O3:.O40])" office:value-type="float" office:value="25.5237979888916">
            <text:p>25.5237979889</text:p>
          </table:table-cell>
          <table:table-cell table:formula="of:=MAX([.P3:.P40])" office:value-type="float" office:value="19.8322939872742">
            <text:p>19.8322939873</text:p>
          </table:table-cell>
          <table:table-cell table:formula="of:=MAX([.Q3:.Q40])" office:value-type="float" office:value="22.6900224685669">
            <text:p>22.6900224686</text:p>
          </table:table-cell>
          <table:table-cell table:formula="of:=MAX([.R3:.R40])" office:value-type="float" office:value="5.25570209821065">
            <text:p>5.2557020982</text:p>
          </table:table-cell>
          <table:table-cell/>
          <table:table-cell table:formula="of:=MAX([.T3:.T40])" office:value-type="float" office:value="33.272087097168">
            <text:p>33.2720870972</text:p>
          </table:table-cell>
          <table:table-cell table:formula="of:=MAX([.U3:.U40])" office:value-type="float" office:value="32.6638050079346">
            <text:p>32.6638050079</text:p>
          </table:table-cell>
          <table:table-cell table:formula="of:=MAX([.V3:.V40])" office:value-type="float" office:value="27.6287841796875">
            <text:p>27.6287841797</text:p>
          </table:table-cell>
          <table:table-cell table:formula="of:=MAX([.W3:.W40])" office:value-type="float" office:value="14.2269899288813">
            <text:p>14.2269899289</text:p>
          </table:table-cell>
          <table:table-cell table:number-columns-repeated="12"/>
        </table:table-row>
        <table:table-row table:style-name="ro1">
          <table:table-cell/>
          <table:table-cell table:formula="of:=MIN([.B3:.B40])" office:value-type="float" office:value="7.10728454589844">
            <text:p>7.1072845459</text:p>
          </table:table-cell>
          <table:table-cell table:formula="of:=MIN([.C3:.C40])" office:value-type="float" office:value="3.60559272766113">
            <text:p>3.6055927277</text:p>
          </table:table-cell>
          <table:table-cell table:formula="of:=MIN([.D3:.D40])" office:value-type="float" office:value="0.489051016171773">
            <text:p>0.4890510162</text:p>
          </table:table-cell>
          <table:table-cell/>
          <table:table-cell table:formula="of:=MIN([.F3:.F40])" office:value-type="float" office:value="7.66273975372315">
            <text:p>7.6627397537</text:p>
          </table:table-cell>
          <table:table-cell table:formula="of:=MIN([.G3:.G40])" office:value-type="float" office:value="6.10559272766113">
            <text:p>6.1055927277</text:p>
          </table:table-cell>
          <table:table-cell table:formula="of:=MIN([.H3:.H40])" office:value-type="float" office:value="0.489051016171773">
            <text:p>0.4890510162</text:p>
          </table:table-cell>
          <table:table-cell/>
          <table:table-cell table:formula="of:=MIN([.J3:.J40])" office:value-type="float" office:value="6.9327507019043">
            <text:p>6.9327507019</text:p>
          </table:table-cell>
          <table:table-cell table:formula="of:=MIN([.K3:.K40])" office:value-type="float" office:value="8.68040299415588">
            <text:p>8.6804029942</text:p>
          </table:table-cell>
          <table:table-cell table:formula="of:=MIN([.L3:.L40])" office:value-type="float" office:value="5.48688912391663">
            <text:p>5.4868891239</text:p>
          </table:table-cell>
          <table:table-cell table:formula="of:=MIN([.M3:.M40])" office:value-type="float" office:value="0.364671576023102">
            <text:p>0.364671576</text:p>
          </table:table-cell>
          <table:table-cell/>
          <table:table-cell table:formula="of:=MIN([.O3:.O40])" office:value-type="float" office:value="6.44216632843018">
            <text:p>6.4421663284</text:p>
          </table:table-cell>
          <table:table-cell table:formula="of:=MIN([.P3:.P40])" office:value-type="float" office:value="14.9158709049225">
            <text:p>14.9158709049</text:p>
          </table:table-cell>
          <table:table-cell table:formula="of:=MIN([.Q3:.Q40])" office:value-type="float" office:value="4.69775390625">
            <text:p>4.6977539063</text:p>
          </table:table-cell>
          <table:table-cell table:formula="of:=MIN([.R3:.R40])" office:value-type="float" office:value="0.37737059990565">
            <text:p>0.3773705999</text:p>
          </table:table-cell>
          <table:table-cell/>
          <table:table-cell table:formula="of:=MIN([.T3:.T40])" office:value-type="float" office:value="5.78517246246338">
            <text:p>5.7851724625</text:p>
          </table:table-cell>
          <table:table-cell table:formula="of:=MIN([.U3:.U40])" office:value-type="float" office:value="16.3898909091949">
            <text:p>16.3898909092</text:p>
          </table:table-cell>
          <table:table-cell table:formula="of:=MIN([.V3:.V40])" office:value-type="float" office:value="3.79126453399658">
            <text:p>3.791264534</text:p>
          </table:table-cell>
          <table:table-cell table:formula="of:=MIN([.W3:.W40])" office:value-type="float" office:value="0.432782475153605">
            <text:p>0.4327824752</text:p>
          </table:table-cell>
          <table:table-cell table:number-columns-repeated="12"/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pe data at 23W" table:style-name="ta1">
        <table:table-column table:style-name="co14" table:number-columns-repeated="22" table:default-cell-style-name="Default"/>
        <table:table-row table:style-name="ro3">
          <table:table-cell office:value-type="string">
            <text:p>pe</text:p>
          </table:table-cell>
          <table:table-cell office:value-type="string">
            <text:p>wolb</text:p>
          </table:table-cell>
          <table:table-cell office:value-type="string">
            <text:p>rlb</text:p>
          </table:table-cell>
          <table:table-cell office:value-type="string">
            <text:p>glb</text:p>
          </table:table-cell>
          <table:table-cell office:value-type="string">
            <text:p>plb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877367">
            <text:p>4.877367</text:p>
          </table:table-cell>
          <table:table-cell office:value-type="float" office:value="2.008364">
            <text:p>2.008364</text:p>
          </table:table-cell>
          <table:table-cell office:value-type="float" office:value="5.643303">
            <text:p>5.643303</text:p>
          </table:table-cell>
          <table:table-cell office:value-type="float" office:value="2.833776">
            <text:p>2.833776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578722">
            <text:p>17.578722</text:p>
          </table:table-cell>
          <table:table-cell office:value-type="float" office:value="17.827791">
            <text:p>17.827791</text:p>
          </table:table-cell>
          <table:table-cell office:value-type="float" office:value="14.226818">
            <text:p>14.226818</text:p>
          </table:table-cell>
          <table:table-cell office:value-type="float" office:value="10.759991">
            <text:p>10.75999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30534">
            <text:p>18.30534</text:p>
          </table:table-cell>
          <table:table-cell office:value-type="float" office:value="18.59362">
            <text:p>18.59362</text:p>
          </table:table-cell>
          <table:table-cell office:value-type="float" office:value="14.612106">
            <text:p>14.612106</text:p>
          </table:table-cell>
          <table:table-cell office:value-type="float" office:value="16.268564">
            <text:p>16.268564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.274469">
            <text:p>18.274469</text:p>
          </table:table-cell>
          <table:table-cell office:value-type="float" office:value="18.573204">
            <text:p>18.573204</text:p>
          </table:table-cell>
          <table:table-cell office:value-type="float" office:value="14.66792">
            <text:p>14.66792</text:p>
          </table:table-cell>
          <table:table-cell office:value-type="float" office:value="16.439287">
            <text:p>16.439287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.260937">
            <text:p>18.260937</text:p>
          </table:table-cell>
          <table:table-cell office:value-type="float" office:value="18.424263">
            <text:p>18.424263</text:p>
          </table:table-cell>
          <table:table-cell office:value-type="float" office:value="14.436895">
            <text:p>14.436895</text:p>
          </table:table-cell>
          <table:table-cell office:value-type="float" office:value="16.404121">
            <text:p>16.404121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.237854">
            <text:p>18.237854</text:p>
          </table:table-cell>
          <table:table-cell office:value-type="float" office:value="18.591755">
            <text:p>18.591755</text:p>
          </table:table-cell>
          <table:table-cell office:value-type="float" office:value="14.745496">
            <text:p>14.745496</text:p>
          </table:table-cell>
          <table:table-cell office:value-type="float" office:value="16.1157">
            <text:p>16.1157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342514">
            <text:p>18.342514</text:p>
          </table:table-cell>
          <table:table-cell office:value-type="float" office:value="16.717373">
            <text:p>16.717373</text:p>
          </table:table-cell>
          <table:table-cell office:value-type="float" office:value="12.220101">
            <text:p>12.220101</text:p>
          </table:table-cell>
          <table:table-cell office:value-type="float" office:value="13.772694">
            <text:p>13.772694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987186">
            <text:p>18.987186</text:p>
          </table:table-cell>
          <table:table-cell office:value-type="float" office:value="17.293207">
            <text:p>17.293207</text:p>
          </table:table-cell>
          <table:table-cell office:value-type="float" office:value="15.836088">
            <text:p>15.836088</text:p>
          </table:table-cell>
          <table:table-cell office:value-type="float" office:value="17.890913">
            <text:p>17.890913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.94665">
            <text:p>18.94665</text:p>
          </table:table-cell>
          <table:table-cell office:value-type="float" office:value="17.442848">
            <text:p>17.442848</text:p>
          </table:table-cell>
          <table:table-cell office:value-type="float" office:value="15.888765">
            <text:p>15.888765</text:p>
          </table:table-cell>
          <table:table-cell office:value-type="float" office:value="17.556501">
            <text:p>17.556501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.97846">
            <text:p>18.97846</text:p>
          </table:table-cell>
          <table:table-cell office:value-type="float" office:value="17.488777">
            <text:p>17.488777</text:p>
          </table:table-cell>
          <table:table-cell office:value-type="float" office:value="15.922606">
            <text:p>15.922606</text:p>
          </table:table-cell>
          <table:table-cell office:value-type="float" office:value="17.799656">
            <text:p>17.799656</text:p>
          </table:table-cell>
          <table:table-cell table:number-columns-repeated="16"/>
          <table:table-cell office:value-type="float" office:value="136710">
            <text:p>1367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.974787">
            <text:p>18.974787</text:p>
          </table:table-cell>
          <table:table-cell office:value-type="float" office:value="19.215683">
            <text:p>19.215683</text:p>
          </table:table-cell>
          <table:table-cell office:value-type="float" office:value="16.669819">
            <text:p>16.669819</text:p>
          </table:table-cell>
          <table:table-cell office:value-type="float" office:value="19.377785">
            <text:p>19.377785</text:p>
          </table:table-cell>
          <table:table-cell table:number-columns-repeated="16"/>
          <table:table-cell office:value-type="float" office:value="136660">
            <text:p>1366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.942179">
            <text:p>18.942179</text:p>
          </table:table-cell>
          <table:table-cell office:value-type="float" office:value="19.090145">
            <text:p>19.090145</text:p>
          </table:table-cell>
          <table:table-cell office:value-type="float" office:value="16.709038">
            <text:p>16.709038</text:p>
          </table:table-cell>
          <table:table-cell office:value-type="float" office:value="19.159302">
            <text:p>19.159302</text:p>
          </table:table-cell>
          <table:table-cell table:number-columns-repeated="16"/>
          <table:table-cell office:value-type="float" office:value="136580">
            <text:p>13658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.636131">
            <text:p>29.636131</text:p>
          </table:table-cell>
          <table:table-cell office:value-type="float" office:value="25.927734">
            <text:p>25.927734</text:p>
          </table:table-cell>
          <table:table-cell office:value-type="float" office:value="17.57152">
            <text:p>17.57152</text:p>
          </table:table-cell>
          <table:table-cell office:value-type="float" office:value="21.621843">
            <text:p>21.621843</text:p>
          </table:table-cell>
          <table:table-cell table:number-columns-repeated="16"/>
          <table:table-cell office:value-type="float" office:value="137130">
            <text:p>13713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.809959">
            <text:p>30.809959</text:p>
          </table:table-cell>
          <table:table-cell office:value-type="float" office:value="28.344481">
            <text:p>28.344481</text:p>
          </table:table-cell>
          <table:table-cell office:value-type="float" office:value="32.491047">
            <text:p>32.491047</text:p>
          </table:table-cell>
          <table:table-cell office:value-type="float" office:value="23.7272">
            <text:p>23.7272</text:p>
          </table:table-cell>
          <table:table-cell table:number-columns-repeated="16"/>
          <table:table-cell office:value-type="float" office:value="127310">
            <text:p>1273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.746454">
            <text:p>30.746454</text:p>
          </table:table-cell>
          <table:table-cell office:value-type="float" office:value="28.556847">
            <text:p>28.556847</text:p>
          </table:table-cell>
          <table:table-cell office:value-type="float" office:value="32.373791">
            <text:p>32.373791</text:p>
          </table:table-cell>
          <table:table-cell office:value-type="float" office:value="23.696926">
            <text:p>23.696926</text:p>
          </table:table-cell>
          <table:table-cell table:number-columns-repeated="16"/>
          <table:table-cell office:value-type="float" office:value="127980">
            <text:p>1279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.781942">
            <text:p>30.781942</text:p>
          </table:table-cell>
          <table:table-cell office:value-type="float" office:value="28.611162">
            <text:p>28.611162</text:p>
          </table:table-cell>
          <table:table-cell office:value-type="float" office:value="32.750465">
            <text:p>32.750465</text:p>
          </table:table-cell>
          <table:table-cell office:value-type="float" office:value="22.98247">
            <text:p>22.98247</text:p>
          </table:table-cell>
          <table:table-cell table:number-columns-repeated="16"/>
          <table:table-cell office:value-type="float" office:value="127860">
            <text:p>1278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546051">
            <text:p>30.546051</text:p>
          </table:table-cell>
          <table:table-cell office:value-type="float" office:value="28.354759">
            <text:p>28.354759</text:p>
          </table:table-cell>
          <table:table-cell office:value-type="float" office:value="32.469292">
            <text:p>32.469292</text:p>
          </table:table-cell>
          <table:table-cell office:value-type="float" office:value="23.653584">
            <text:p>23.653584</text:p>
          </table:table-cell>
          <table:table-cell table:number-columns-repeated="16"/>
          <table:table-cell office:value-type="float" office:value="127950">
            <text:p>1279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.86595">
            <text:p>30.86595</text:p>
          </table:table-cell>
          <table:table-cell office:value-type="float" office:value="28.563948">
            <text:p>28.563948</text:p>
          </table:table-cell>
          <table:table-cell office:value-type="float" office:value="32.610146">
            <text:p>32.610146</text:p>
          </table:table-cell>
          <table:table-cell office:value-type="float" office:value="24.53833">
            <text:p>24.53833</text:p>
          </table:table-cell>
          <table:table-cell table:number-columns-repeated="16"/>
          <table:table-cell office:value-type="float" office:value="127700">
            <text:p>1277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.390505">
            <text:p>22.390505</text:p>
          </table:table-cell>
          <table:table-cell office:value-type="float" office:value="22.552919">
            <text:p>22.552919</text:p>
          </table:table-cell>
          <table:table-cell office:value-type="float" office:value="14.76687">
            <text:p>14.76687</text:p>
          </table:table-cell>
          <table:table-cell office:value-type="float" office:value="20.349035">
            <text:p>20.349035</text:p>
          </table:table-cell>
          <table:table-cell table:number-columns-repeated="16"/>
          <table:table-cell office:value-type="float" office:value="127870">
            <text:p>12787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379665">
            <text:p>24.379665</text:p>
          </table:table-cell>
          <table:table-cell office:value-type="float" office:value="23.336048">
            <text:p>23.336048</text:p>
          </table:table-cell>
          <table:table-cell office:value-type="float" office:value="21.270653">
            <text:p>21.270653</text:p>
          </table:table-cell>
          <table:table-cell office:value-type="float" office:value="21.975075">
            <text:p>21.975075</text:p>
          </table:table-cell>
          <table:table-cell table:number-columns-repeated="16"/>
          <table:table-cell office:value-type="float" office:value="114910">
            <text:p>1149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.303545">
            <text:p>24.303545</text:p>
          </table:table-cell>
          <table:table-cell office:value-type="float" office:value="23.228687">
            <text:p>23.228687</text:p>
          </table:table-cell>
          <table:table-cell office:value-type="float" office:value="21.151962">
            <text:p>21.151962</text:p>
          </table:table-cell>
          <table:table-cell office:value-type="float" office:value="21.962254">
            <text:p>21.962254</text:p>
          </table:table-cell>
          <table:table-cell table:number-columns-repeated="16"/>
          <table:table-cell office:value-type="float" office:value="115380">
            <text:p>11538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.197317">
            <text:p>24.197317</text:p>
          </table:table-cell>
          <table:table-cell office:value-type="float" office:value="23.242334">
            <text:p>23.242334</text:p>
          </table:table-cell>
          <table:table-cell office:value-type="float" office:value="21.14957">
            <text:p>21.14957</text:p>
          </table:table-cell>
          <table:table-cell office:value-type="float" office:value="21.717789">
            <text:p>21.717789</text:p>
          </table:table-cell>
          <table:table-cell table:number-columns-repeated="16"/>
          <table:table-cell office:value-type="float" office:value="115200">
            <text:p>115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.336914">
            <text:p>24.336914</text:p>
          </table:table-cell>
          <table:table-cell office:value-type="float" office:value="23.289972">
            <text:p>23.289972</text:p>
          </table:table-cell>
          <table:table-cell office:value-type="float" office:value="21.273424">
            <text:p>21.273424</text:p>
          </table:table-cell>
          <table:table-cell office:value-type="float" office:value="21.914595">
            <text:p>21.914595</text:p>
          </table:table-cell>
          <table:table-cell table:number-columns-repeated="16"/>
          <table:table-cell office:value-type="float" office:value="115310">
            <text:p>1153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.340015">
            <text:p>24.340015</text:p>
          </table:table-cell>
          <table:table-cell office:value-type="float" office:value="23.258007">
            <text:p>23.258007</text:p>
          </table:table-cell>
          <table:table-cell office:value-type="float" office:value="21.218222">
            <text:p>21.218222</text:p>
          </table:table-cell>
          <table:table-cell office:value-type="float" office:value="20.885094">
            <text:p>20.885094</text:p>
          </table:table-cell>
          <table:table-cell table:number-columns-repeated="16"/>
          <table:table-cell office:value-type="float" office:value="115570">
            <text:p>11557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71357">
            <text:p>16.71357</text:p>
          </table:table-cell>
          <table:table-cell office:value-type="float" office:value="16.892164">
            <text:p>16.892164</text:p>
          </table:table-cell>
          <table:table-cell office:value-type="float" office:value="12.49789">
            <text:p>12.49789</text:p>
          </table:table-cell>
          <table:table-cell office:value-type="float" office:value="18.340563">
            <text:p>18.340563</text:p>
          </table:table-cell>
          <table:table-cell table:number-columns-repeated="16"/>
          <table:table-cell office:value-type="float" office:value="115540">
            <text:p>1155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406357">
            <text:p>17.406357</text:p>
          </table:table-cell>
          <table:table-cell office:value-type="float" office:value="16.899748">
            <text:p>16.899748</text:p>
          </table:table-cell>
          <table:table-cell office:value-type="float" office:value="13.908688">
            <text:p>13.908688</text:p>
          </table:table-cell>
          <table:table-cell office:value-type="float" office:value="19.09252">
            <text:p>19.09252</text:p>
          </table:table-cell>
          <table:table-cell table:number-columns-repeated="16"/>
          <table:table-cell office:value-type="float" office:value="100150">
            <text:p>1001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156126">
            <text:p>17.156126</text:p>
          </table:table-cell>
          <table:table-cell office:value-type="float" office:value="16.929396">
            <text:p>16.929396</text:p>
          </table:table-cell>
          <table:table-cell office:value-type="float" office:value="13.905249">
            <text:p>13.905249</text:p>
          </table:table-cell>
          <table:table-cell office:value-type="float" office:value="19.642824">
            <text:p>19.642824</text:p>
          </table:table-cell>
          <table:table-cell table:number-columns-repeated="16"/>
          <table:table-cell office:value-type="float" office:value="100670">
            <text:p>10067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309139">
            <text:p>17.309139</text:p>
          </table:table-cell>
          <table:table-cell office:value-type="float" office:value="16.90724">
            <text:p>16.90724</text:p>
          </table:table-cell>
          <table:table-cell office:value-type="float" office:value="13.88147">
            <text:p>13.88147</text:p>
          </table:table-cell>
          <table:table-cell office:value-type="float" office:value="19.649277">
            <text:p>19.649277</text:p>
          </table:table-cell>
          <table:table-cell table:number-columns-repeated="16"/>
          <table:table-cell office:value-type="float" office:value="100250">
            <text:p>10025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.401487">
            <text:p>17.401487</text:p>
          </table:table-cell>
          <table:table-cell office:value-type="float" office:value="16.866415">
            <text:p>16.866415</text:p>
          </table:table-cell>
          <table:table-cell office:value-type="float" office:value="13.927907">
            <text:p>13.927907</text:p>
          </table:table-cell>
          <table:table-cell office:value-type="float" office:value="17.897863">
            <text:p>17.897863</text:p>
          </table:table-cell>
          <table:table-cell table:number-columns-repeated="16"/>
          <table:table-cell office:value-type="float" office:value="100430">
            <text:p>10043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.397955">
            <text:p>17.397955</text:p>
          </table:table-cell>
          <table:table-cell office:value-type="float" office:value="16.814396">
            <text:p>16.814396</text:p>
          </table:table-cell>
          <table:table-cell office:value-type="float" office:value="13.899196">
            <text:p>13.899196</text:p>
          </table:table-cell>
          <table:table-cell office:value-type="float" office:value="19.348633">
            <text:p>19.348633</text:p>
          </table:table-cell>
          <table:table-cell table:number-columns-repeated="16"/>
          <table:table-cell office:value-type="float" office:value="100300">
            <text:p>1003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.119726">
            <text:p>16.119726</text:p>
          </table:table-cell>
          <table:table-cell office:value-type="float" office:value="18.398266">
            <text:p>18.398266</text:p>
          </table:table-cell>
          <table:table-cell office:value-type="float" office:value="12.275531">
            <text:p>12.275531</text:p>
          </table:table-cell>
          <table:table-cell office:value-type="float" office:value="18.795807">
            <text:p>18.795807</text:p>
          </table:table-cell>
          <table:table-cell table:number-columns-repeated="16"/>
          <table:table-cell office:value-type="float" office:value="100690">
            <text:p>1006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.141691">
            <text:p>16.141691</text:p>
          </table:table-cell>
          <table:table-cell office:value-type="float" office:value="19.350037">
            <text:p>19.350037</text:p>
          </table:table-cell>
          <table:table-cell office:value-type="float" office:value="12.529279">
            <text:p>12.529279</text:p>
          </table:table-cell>
          <table:table-cell office:value-type="float" office:value="20.164013">
            <text:p>20.164013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.082865">
            <text:p>16.082865</text:p>
          </table:table-cell>
          <table:table-cell office:value-type="float" office:value="19.506945">
            <text:p>19.506945</text:p>
          </table:table-cell>
          <table:table-cell office:value-type="float" office:value="12.536238">
            <text:p>12.536238</text:p>
          </table:table-cell>
          <table:table-cell office:value-type="float" office:value="20.153107">
            <text:p>20.153107</text:p>
          </table:table-cell>
          <table:table-cell table:number-columns-repeated="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.131382">
            <text:p>16.131382</text:p>
          </table:table-cell>
          <table:table-cell office:value-type="float" office:value="19.780491">
            <text:p>19.780491</text:p>
          </table:table-cell>
          <table:table-cell office:value-type="float" office:value="12.561082">
            <text:p>12.561082</text:p>
          </table:table-cell>
          <table:table-cell office:value-type="float" office:value="20.180378">
            <text:p>20.180378</text:p>
          </table:table-cell>
          <table:table-cell table:number-columns-repeated="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.113754">
            <text:p>16.113754</text:p>
          </table:table-cell>
          <table:table-cell office:value-type="float" office:value="19.750755">
            <text:p>19.750755</text:p>
          </table:table-cell>
          <table:table-cell office:value-type="float" office:value="7.973183">
            <text:p>7.973183</text:p>
          </table:table-cell>
          <table:table-cell office:value-type="float" office:value="20.065487">
            <text:p>20.065487</text:p>
          </table:table-cell>
          <table:table-cell table:number-columns-repeated="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.087379">
            <text:p>16.087379</text:p>
          </table:table-cell>
          <table:table-cell office:value-type="float" office:value="19.684572">
            <text:p>19.684572</text:p>
          </table:table-cell>
          <table:table-cell office:value-type="float" office:value="12.488702">
            <text:p>12.488702</text:p>
          </table:table-cell>
          <table:table-cell office:value-type="float" office:value="20.250504">
            <text:p>20.250504</text:p>
          </table:table-cell>
          <table:table-cell table:number-columns-repeated="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.689122">
            <text:p>15.689122</text:p>
          </table:table-cell>
          <table:table-cell office:value-type="float" office:value="17.767216">
            <text:p>17.767216</text:p>
          </table:table-cell>
          <table:table-cell office:value-type="float" office:value="12.64939">
            <text:p>12.64939</text:p>
          </table:table-cell>
          <table:table-cell office:value-type="float" office:value="18.486168">
            <text:p>18.486168</text:p>
          </table:table-cell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.672869">
            <text:p>15.672869</text:p>
          </table:table-cell>
          <table:table-cell office:value-type="float" office:value="18.140165">
            <text:p>18.140165</text:p>
          </table:table-cell>
          <table:table-cell office:value-type="float" office:value="14.681335">
            <text:p>14.681335</text:p>
          </table:table-cell>
          <table:table-cell office:value-type="float" office:value="19.765846">
            <text:p>19.765846</text:p>
          </table:table-cell>
          <table:table-cell table:number-columns-repeated="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.668341">
            <text:p>15.668341</text:p>
          </table:table-cell>
          <table:table-cell office:value-type="float" office:value="18.041721">
            <text:p>18.041721</text:p>
          </table:table-cell>
          <table:table-cell office:value-type="float" office:value="15.136675">
            <text:p>15.136675</text:p>
          </table:table-cell>
          <table:table-cell office:value-type="float" office:value="19.780273">
            <text:p>19.780273</text:p>
          </table:table-cell>
          <table:table-cell table:number-columns-repeated="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.676725">
            <text:p>15.676725</text:p>
          </table:table-cell>
          <table:table-cell office:value-type="float" office:value="16.816687">
            <text:p>16.816687</text:p>
          </table:table-cell>
          <table:table-cell office:value-type="float" office:value="15.157099">
            <text:p>15.157099</text:p>
          </table:table-cell>
          <table:table-cell office:value-type="float" office:value="19.284925">
            <text:p>19.284925</text:p>
          </table:table-cell>
          <table:table-cell table:number-columns-repeated="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.65753">
            <text:p>15.65753</text:p>
          </table:table-cell>
          <table:table-cell office:value-type="float" office:value="17.394474">
            <text:p>17.394474</text:p>
          </table:table-cell>
          <table:table-cell office:value-type="float" office:value="15.191465">
            <text:p>15.191465</text:p>
          </table:table-cell>
          <table:table-cell office:value-type="float" office:value="19.748547">
            <text:p>19.748547</text:p>
          </table:table-cell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.658577">
            <text:p>15.658577</text:p>
          </table:table-cell>
          <table:table-cell office:value-type="float" office:value="17.614683">
            <text:p>17.614683</text:p>
          </table:table-cell>
          <table:table-cell office:value-type="float" office:value="14.933071">
            <text:p>14.933071</text:p>
          </table:table-cell>
          <table:table-cell office:value-type="float" office:value="19.70513">
            <text:p>19.70513</text:p>
          </table:table-cell>
          <table:table-cell table:number-columns-repeated="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8.019901">
            <text:p>18.019901</text:p>
          </table:table-cell>
          <table:table-cell office:value-type="float" office:value="18.953478">
            <text:p>18.953478</text:p>
          </table:table-cell>
          <table:table-cell office:value-type="float" office:value="13.932689">
            <text:p>13.932689</text:p>
          </table:table-cell>
          <table:table-cell office:value-type="float" office:value="19.444752">
            <text:p>19.444752</text:p>
          </table:table-cell>
          <table:table-cell table:number-columns-repeated="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8.006294">
            <text:p>18.006294</text:p>
          </table:table-cell>
          <table:table-cell office:value-type="float" office:value="19.79818">
            <text:p>19.79818</text:p>
          </table:table-cell>
          <table:table-cell office:value-type="float" office:value="18.84264">
            <text:p>18.84264</text:p>
          </table:table-cell>
          <table:table-cell office:value-type="float" office:value="20.909035">
            <text:p>20.909035</text:p>
          </table:table-cell>
          <table:table-cell table:number-columns-repeated="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.966501">
            <text:p>17.966501</text:p>
          </table:table-cell>
          <table:table-cell office:value-type="float" office:value="20.060125">
            <text:p>20.060125</text:p>
          </table:table-cell>
          <table:table-cell office:value-type="float" office:value="18.835056">
            <text:p>18.835056</text:p>
          </table:table-cell>
          <table:table-cell office:value-type="float" office:value="20.814159">
            <text:p>20.814159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.974659">
            <text:p>17.974659</text:p>
          </table:table-cell>
          <table:table-cell office:value-type="float" office:value="20.189835">
            <text:p>20.189835</text:p>
          </table:table-cell>
          <table:table-cell office:value-type="float" office:value="18.821348">
            <text:p>18.821348</text:p>
          </table:table-cell>
          <table:table-cell office:value-type="float" office:value="20.885509">
            <text:p>20.885509</text:p>
          </table:table-cell>
          <table:table-cell table:number-columns-repeated="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991436">
            <text:p>17.991436</text:p>
          </table:table-cell>
          <table:table-cell office:value-type="float" office:value="20.222851">
            <text:p>20.222851</text:p>
          </table:table-cell>
          <table:table-cell office:value-type="float" office:value="18.833332">
            <text:p>18.833332</text:p>
          </table:table-cell>
          <table:table-cell office:value-type="float" office:value="20.849291">
            <text:p>20.849291</text:p>
          </table:table-cell>
          <table:table-cell table:number-columns-repeated="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.943604">
            <text:p>17.943604</text:p>
          </table:table-cell>
          <table:table-cell office:value-type="float" office:value="20.072617">
            <text:p>20.072617</text:p>
          </table:table-cell>
          <table:table-cell office:value-type="float" office:value="18.902365">
            <text:p>18.902365</text:p>
          </table:table-cell>
          <table:table-cell office:value-type="float" office:value="20.814444">
            <text:p>20.814444</text:p>
          </table:table-cell>
          <table:table-cell table:number-columns-repeated="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17852">
            <text:p>24.17852</text:p>
          </table:table-cell>
          <table:table-cell office:value-type="float" office:value="24.570089">
            <text:p>24.570089</text:p>
          </table:table-cell>
          <table:table-cell office:value-type="float" office:value="14.006875">
            <text:p>14.006875</text:p>
          </table:table-cell>
          <table:table-cell office:value-type="float" office:value="21.721321">
            <text:p>21.721321</text:p>
          </table:table-cell>
          <table:table-cell table:number-columns-repeated="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.467754">
            <text:p>24.467754</text:p>
          </table:table-cell>
          <table:table-cell office:value-type="float" office:value="25.1577">
            <text:p>25.1577</text:p>
          </table:table-cell>
          <table:table-cell office:value-type="float" office:value="24.782677">
            <text:p>24.782677</text:p>
          </table:table-cell>
          <table:table-cell office:value-type="float" office:value="23.289207">
            <text:p>23.289207</text:p>
          </table:table-cell>
          <table:table-cell table:number-columns-repeated="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.45187">
            <text:p>24.45187</text:p>
          </table:table-cell>
          <table:table-cell office:value-type="float" office:value="25.133606">
            <text:p>25.133606</text:p>
          </table:table-cell>
          <table:table-cell office:value-type="float" office:value="24.686466">
            <text:p>24.686466</text:p>
          </table:table-cell>
          <table:table-cell office:value-type="float" office:value="23.239006">
            <text:p>23.239006</text:p>
          </table:table-cell>
          <table:table-cell table:number-columns-repeated="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4.461517">
            <text:p>24.461517</text:p>
          </table:table-cell>
          <table:table-cell office:value-type="float" office:value="25.229044">
            <text:p>25.229044</text:p>
          </table:table-cell>
          <table:table-cell office:value-type="float" office:value="24.803469">
            <text:p>24.803469</text:p>
          </table:table-cell>
          <table:table-cell office:value-type="float" office:value="23.374578">
            <text:p>23.374578</text:p>
          </table:table-cell>
          <table:table-cell table:number-columns-repeated="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4.408663">
            <text:p>24.408663</text:p>
          </table:table-cell>
          <table:table-cell office:value-type="float" office:value="25.216747">
            <text:p>25.216747</text:p>
          </table:table-cell>
          <table:table-cell office:value-type="float" office:value="24.883392">
            <text:p>24.883392</text:p>
          </table:table-cell>
          <table:table-cell office:value-type="float" office:value="23.601683">
            <text:p>23.601683</text:p>
          </table:table-cell>
          <table:table-cell table:number-columns-repeated="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.335056">
            <text:p>24.335056</text:p>
          </table:table-cell>
          <table:table-cell office:value-type="float" office:value="25.133575">
            <text:p>25.133575</text:p>
          </table:table-cell>
          <table:table-cell office:value-type="float" office:value="24.670197">
            <text:p>24.670197</text:p>
          </table:table-cell>
          <table:table-cell office:value-type="float" office:value="22.907089">
            <text:p>22.907089</text:p>
          </table:table-cell>
          <table:table-cell table:number-columns-repeated="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2.016937">
            <text:p>32.016937</text:p>
          </table:table-cell>
          <table:table-cell office:value-type="float" office:value="28.801445">
            <text:p>28.801445</text:p>
          </table:table-cell>
          <table:table-cell office:value-type="float" office:value="18.108982">
            <text:p>18.108982</text:p>
          </table:table-cell>
          <table:table-cell office:value-type="float" office:value="23.973648">
            <text:p>23.973648</text:p>
          </table:table-cell>
          <table:table-cell table:number-columns-repeated="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.784309">
            <text:p>32.784309</text:p>
          </table:table-cell>
          <table:table-cell office:value-type="float" office:value="30.848766">
            <text:p>30.848766</text:p>
          </table:table-cell>
          <table:table-cell office:value-type="float" office:value="33.272087">
            <text:p>33.272087</text:p>
          </table:table-cell>
          <table:table-cell office:value-type="float" office:value="25.415106">
            <text:p>25.415106</text:p>
          </table:table-cell>
          <table:table-cell table:number-columns-repeated="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2.784836">
            <text:p>32.784836</text:p>
          </table:table-cell>
          <table:table-cell office:value-type="float" office:value="30.425903">
            <text:p>30.425903</text:p>
          </table:table-cell>
          <table:table-cell office:value-type="float" office:value="33.167519">
            <text:p>33.167519</text:p>
          </table:table-cell>
          <table:table-cell office:value-type="float" office:value="25.523798">
            <text:p>25.523798</text:p>
          </table:table-cell>
          <table:table-cell table:number-columns-repeated="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2.862545">
            <text:p>32.862545</text:p>
          </table:table-cell>
          <table:table-cell office:value-type="float" office:value="30.861565">
            <text:p>30.861565</text:p>
          </table:table-cell>
          <table:table-cell office:value-type="float" office:value="33.025208">
            <text:p>33.025208</text:p>
          </table:table-cell>
          <table:table-cell office:value-type="float" office:value="25.432892">
            <text:p>25.432892</text:p>
          </table:table-cell>
          <table:table-cell table:number-columns-repeated="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2.890194">
            <text:p>32.890194</text:p>
          </table:table-cell>
          <table:table-cell office:value-type="float" office:value="30.80574">
            <text:p>30.80574</text:p>
          </table:table-cell>
          <table:table-cell office:value-type="float" office:value="33.254559">
            <text:p>33.254559</text:p>
          </table:table-cell>
          <table:table-cell office:value-type="float" office:value="25.137125">
            <text:p>25.137125</text:p>
          </table:table-cell>
          <table:table-cell table:number-columns-repeated="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2.858833">
            <text:p>32.858833</text:p>
          </table:table-cell>
          <table:table-cell office:value-type="float" office:value="30.259747">
            <text:p>30.259747</text:p>
          </table:table-cell>
          <table:table-cell office:value-type="float" office:value="33.067604">
            <text:p>33.067604</text:p>
          </table:table-cell>
          <table:table-cell office:value-type="float" office:value="24.998764">
            <text:p>24.998764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MAX([.B2:.B61])" office:value-type="float" office:value="32.890194">
            <text:p>32.890194</text:p>
          </table:table-cell>
          <table:table-cell table:formula="of:=MAX([.C2:.C61])" office:value-type="float" office:value="30.861565">
            <text:p>30.861565</text:p>
          </table:table-cell>
          <table:table-cell table:formula="of:=MAX([.D2:.D61])" office:value-type="float" office:value="33.272087">
            <text:p>33.272087</text:p>
          </table:table-cell>
          <table:table-cell table:formula="of:=MAX([.E2:.E61])" office:value-type="float" office:value="25.523798">
            <text:p>25.523798</text:p>
          </table:table-cell>
          <table:table-cell table:number-columns-repeated="17"/>
        </table:table-row>
        <table:table-row table:style-name="ro1">
          <table:table-cell/>
          <table:table-cell table:formula="of:=MIN([.B2:.B61])" office:value-type="float" office:value="4.877367">
            <text:p>4.877367</text:p>
          </table:table-cell>
          <table:table-cell table:formula="of:=MIN([.C2:.C61])" office:value-type="float" office:value="2.008364">
            <text:p>2.008364</text:p>
          </table:table-cell>
          <table:table-cell table:formula="of:=MIN([.D2:.D61])" office:value-type="float" office:value="5.643303">
            <text:p>5.643303</text:p>
          </table:table-cell>
          <table:table-cell table:formula="of:=MIN([.E2:.E61])" office:value-type="float" office:value="2.833776">
            <text:p>2.833776</text:p>
          </table:table-cell>
          <table:table-cell table:number-columns-repeated="17"/>
        </table:table-row>
        <table:table-row table:style-name="ro1" table:number-rows-repeated="104851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idlebg_wall" table:style-name="ta1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3">
          <table:table-cell table:style-name="ce2" office:value-type="string">
            <text:p>pe</text:p>
          </table:table-cell>
          <table:table-cell table:style-name="ce2" office:value-type="string">
            <text:p>w</text:p>
          </table:table-cell>
          <table:table-cell table:style-name="ce2" office:value-type="string">
            <text:p>bg</text:p>
          </table:table-cell>
          <table:table-cell table:style-name="ce2" office:value-type="string">
            <text:p>obj</text:p>
          </table:table-cell>
          <table:table-cell table:style-name="ce2" office:value-type="string">
            <text:p>I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57.075831">
            <text:p>57.075831</text:p>
          </table:table-cell>
          <table:table-cell office:value-type="float" office:value="1.162127">
            <text:p>1.162127</text:p>
          </table:table-cell>
          <table:table-cell office:value-type="float" office:value="57.075831">
            <text:p>57.075831</text:p>
          </table:table-cell>
          <table:table-cell office:value-type="float" office:value="36.744553">
            <text:p>36.74455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.266549">
            <text:p>16.266549</text:p>
          </table:table-cell>
          <table:table-cell office:value-type="float" office:value="0.775583">
            <text:p>0.775583</text:p>
          </table:table-cell>
          <table:table-cell office:value-type="float" office:value="16.266549">
            <text:p>16.266549</text:p>
          </table:table-cell>
          <table:table-cell office:value-type="float" office:value="40.580457">
            <text:p>40.58045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6.514193">
            <text:p>16.514193</text:p>
          </table:table-cell>
          <table:table-cell office:value-type="float" office:value="0.784205">
            <text:p>0.784205</text:p>
          </table:table-cell>
          <table:table-cell office:value-type="float" office:value="16.514193">
            <text:p>16.514193</text:p>
          </table:table-cell>
          <table:table-cell office:value-type="float" office:value="36.680511">
            <text:p>36.6805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6.515161">
            <text:p>16.515161</text:p>
          </table:table-cell>
          <table:table-cell office:value-type="float" office:value="0.754826">
            <text:p>0.754826</text:p>
          </table:table-cell>
          <table:table-cell office:value-type="float" office:value="16.515161">
            <text:p>16.515161</text:p>
          </table:table-cell>
          <table:table-cell office:value-type="float" office:value="36.702416">
            <text:p>36.70241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6.58">
            <text:p>16.58</text:p>
          </table:table-cell>
          <table:table-cell office:value-type="float" office:value="0.748207">
            <text:p>0.748207</text:p>
          </table:table-cell>
          <table:table-cell office:value-type="float" office:value="16.58">
            <text:p>16.58</text:p>
          </table:table-cell>
          <table:table-cell office:value-type="float" office:value="36.649556">
            <text:p>36.64955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6.44394">
            <text:p>16.44394</text:p>
          </table:table-cell>
          <table:table-cell office:value-type="float" office:value="0.778901">
            <text:p>0.778901</text:p>
          </table:table-cell>
          <table:table-cell office:value-type="float" office:value="16.44394">
            <text:p>16.44394</text:p>
          </table:table-cell>
          <table:table-cell office:value-type="float" office:value="36.744553">
            <text:p>36.74455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5.859071">
            <text:p>15.859071</text:p>
          </table:table-cell>
          <table:table-cell office:value-type="float" office:value="0.825739">
            <text:p>0.825739</text:p>
          </table:table-cell>
          <table:table-cell office:value-type="float" office:value="15.859071">
            <text:p>15.859071</text:p>
          </table:table-cell>
          <table:table-cell office:value-type="float" office:value="37.036427">
            <text:p>37.03642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5.586727">
            <text:p>15.586727</text:p>
          </table:table-cell>
          <table:table-cell office:value-type="float" office:value="0.823653">
            <text:p>0.823653</text:p>
          </table:table-cell>
          <table:table-cell office:value-type="float" office:value="15.586727">
            <text:p>15.586727</text:p>
          </table:table-cell>
          <table:table-cell office:value-type="float" office:value="37.287942">
            <text:p>37.28794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5.540963">
            <text:p>15.540963</text:p>
          </table:table-cell>
          <table:table-cell office:value-type="float" office:value="0.832508">
            <text:p>0.832508</text:p>
          </table:table-cell>
          <table:table-cell office:value-type="float" office:value="15.540963">
            <text:p>15.540963</text:p>
          </table:table-cell>
          <table:table-cell office:value-type="float" office:value="37.315911">
            <text:p>37.31591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5.667388">
            <text:p>15.667388</text:p>
          </table:table-cell>
          <table:table-cell office:value-type="float" office:value="0.803192">
            <text:p>0.803192</text:p>
          </table:table-cell>
          <table:table-cell office:value-type="float" office:value="15.667388">
            <text:p>15.667388</text:p>
          </table:table-cell>
          <table:table-cell office:value-type="float" office:value="37.215116">
            <text:p>37.21511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.959701">
            <text:p>13.959701</text:p>
          </table:table-cell>
          <table:table-cell office:value-type="float" office:value="0.812705">
            <text:p>0.812705</text:p>
          </table:table-cell>
          <table:table-cell office:value-type="float" office:value="13.959701">
            <text:p>13.959701</text:p>
          </table:table-cell>
          <table:table-cell office:value-type="float" office:value="38.780388">
            <text:p>38.78038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3.86062">
            <text:p>13.86062</text:p>
          </table:table-cell>
          <table:table-cell office:value-type="float" office:value="0.832704">
            <text:p>0.832704</text:p>
          </table:table-cell>
          <table:table-cell office:value-type="float" office:value="13.86062">
            <text:p>13.86062</text:p>
          </table:table-cell>
          <table:table-cell office:value-type="float" office:value="38.856394">
            <text:p>38.85639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2.716821">
            <text:p>22.716821</text:p>
          </table:table-cell>
          <table:table-cell office:value-type="float" office:value="1.448532">
            <text:p>1.448532</text:p>
          </table:table-cell>
          <table:table-cell office:value-type="float" office:value="22.716821">
            <text:p>22.716821</text:p>
          </table:table-cell>
          <table:table-cell office:value-type="float" office:value="30.566441">
            <text:p>30.56644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2.446656">
            <text:p>22.446656</text:p>
          </table:table-cell>
          <table:table-cell office:value-type="float" office:value="1.516422">
            <text:p>1.516422</text:p>
          </table:table-cell>
          <table:table-cell office:value-type="float" office:value="22.446656">
            <text:p>22.446656</text:p>
          </table:table-cell>
          <table:table-cell office:value-type="float" office:value="30.744636">
            <text:p>30.744636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2.503526">
            <text:p>22.503526</text:p>
          </table:table-cell>
          <table:table-cell office:value-type="float" office:value="1.444066">
            <text:p>1.444066</text:p>
          </table:table-cell>
          <table:table-cell office:value-type="float" office:value="22.503526">
            <text:p>22.503526</text:p>
          </table:table-cell>
          <table:table-cell office:value-type="float" office:value="30.758182">
            <text:p>30.75818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2.471383">
            <text:p>22.471383</text:p>
          </table:table-cell>
          <table:table-cell office:value-type="float" office:value="1.441109">
            <text:p>1.441109</text:p>
          </table:table-cell>
          <table:table-cell office:value-type="float" office:value="22.471383">
            <text:p>22.471383</text:p>
          </table:table-cell>
          <table:table-cell office:value-type="float" office:value="30.796081">
            <text:p>30.79608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2.590189">
            <text:p>22.590189</text:p>
          </table:table-cell>
          <table:table-cell office:value-type="float" office:value="1.443454">
            <text:p>1.443454</text:p>
          </table:table-cell>
          <table:table-cell office:value-type="float" office:value="22.590189">
            <text:p>22.590189</text:p>
          </table:table-cell>
          <table:table-cell office:value-type="float" office:value="30.683982">
            <text:p>30.68398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2.505446">
            <text:p>22.505446</text:p>
          </table:table-cell>
          <table:table-cell office:value-type="float" office:value="1.432753">
            <text:p>1.432753</text:p>
          </table:table-cell>
          <table:table-cell office:value-type="float" office:value="22.505446">
            <text:p>22.505446</text:p>
          </table:table-cell>
          <table:table-cell office:value-type="float" office:value="30.759008">
            <text:p>30.75900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5.113469">
            <text:p>15.113469</text:p>
          </table:table-cell>
          <table:table-cell office:value-type="float" office:value="0.983129">
            <text:p>0.983129</text:p>
          </table:table-cell>
          <table:table-cell office:value-type="float" office:value="15.113469">
            <text:p>15.113469</text:p>
          </table:table-cell>
          <table:table-cell office:value-type="float" office:value="37.734797">
            <text:p>37.73479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4.943781">
            <text:p>14.943781</text:p>
          </table:table-cell>
          <table:table-cell office:value-type="float" office:value="0.925392">
            <text:p>0.925392</text:p>
          </table:table-cell>
          <table:table-cell office:value-type="float" office:value="14.943781">
            <text:p>14.943781</text:p>
          </table:table-cell>
          <table:table-cell office:value-type="float" office:value="37.930799">
            <text:p>37.93079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5.010744">
            <text:p>15.010744</text:p>
          </table:table-cell>
          <table:table-cell office:value-type="float" office:value="0.916729">
            <text:p>0.916729</text:p>
          </table:table-cell>
          <table:table-cell office:value-type="float" office:value="15.010744">
            <text:p>15.010744</text:p>
          </table:table-cell>
          <table:table-cell office:value-type="float" office:value="37.891816">
            <text:p>37.89181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4.989921">
            <text:p>14.989921</text:p>
          </table:table-cell>
          <table:table-cell office:value-type="float" office:value="0.945856">
            <text:p>0.945856</text:p>
          </table:table-cell>
          <table:table-cell office:value-type="float" office:value="14.989921">
            <text:p>14.989921</text:p>
          </table:table-cell>
          <table:table-cell office:value-type="float" office:value="37.877203">
            <text:p>37.877203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4.907843">
            <text:p>14.907843</text:p>
          </table:table-cell>
          <table:table-cell office:value-type="float" office:value="0.913196">
            <text:p>0.913196</text:p>
          </table:table-cell>
          <table:table-cell office:value-type="float" office:value="14.907843">
            <text:p>14.907843</text:p>
          </table:table-cell>
          <table:table-cell office:value-type="float" office:value="37.978271">
            <text:p>37.97827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4.895604">
            <text:p>14.895604</text:p>
          </table:table-cell>
          <table:table-cell office:value-type="float" office:value="0.908611">
            <text:p>0.908611</text:p>
          </table:table-cell>
          <table:table-cell office:value-type="float" office:value="14.895604">
            <text:p>14.895604</text:p>
          </table:table-cell>
          <table:table-cell office:value-type="float" office:value="37.99103">
            <text:p>37.99103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.424973">
            <text:p>11.424973</text:p>
          </table:table-cell>
          <table:table-cell office:value-type="float" office:value="0.673308">
            <text:p>0.673308</text:p>
          </table:table-cell>
          <table:table-cell office:value-type="float" office:value="11.424973">
            <text:p>11.424973</text:p>
          </table:table-cell>
          <table:table-cell office:value-type="float" office:value="41.302996">
            <text:p>41.30299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.281967">
            <text:p>11.281967</text:p>
          </table:table-cell>
          <table:table-cell office:value-type="float" office:value="0.633644">
            <text:p>0.633644</text:p>
          </table:table-cell>
          <table:table-cell office:value-type="float" office:value="11.281967">
            <text:p>11.281967</text:p>
          </table:table-cell>
          <table:table-cell office:value-type="float" office:value="41.466237">
            <text:p>41.46623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.303582">
            <text:p>11.303582</text:p>
          </table:table-cell>
          <table:table-cell office:value-type="float" office:value="0.634096">
            <text:p>0.634096</text:p>
          </table:table-cell>
          <table:table-cell office:value-type="float" office:value="11.303582">
            <text:p>11.303582</text:p>
          </table:table-cell>
          <table:table-cell office:value-type="float" office:value="41.442052">
            <text:p>41.44205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.293449">
            <text:p>11.293449</text:p>
          </table:table-cell>
          <table:table-cell office:value-type="float" office:value="0.639008">
            <text:p>0.639008</text:p>
          </table:table-cell>
          <table:table-cell office:value-type="float" office:value="11.293449">
            <text:p>11.293449</text:p>
          </table:table-cell>
          <table:table-cell office:value-type="float" office:value="41.451973">
            <text:p>41.451973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.336894">
            <text:p>11.336894</text:p>
          </table:table-cell>
          <table:table-cell office:value-type="float" office:value="0.639988">
            <text:p>0.639988</text:p>
          </table:table-cell>
          <table:table-cell office:value-type="float" office:value="11.336894">
            <text:p>11.336894</text:p>
          </table:table-cell>
          <table:table-cell office:value-type="float" office:value="41.409032">
            <text:p>41.409032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.314036">
            <text:p>11.314036</text:p>
          </table:table-cell>
          <table:table-cell office:value-type="float" office:value="0.655035">
            <text:p>0.655035</text:p>
          </table:table-cell>
          <table:table-cell office:value-type="float" office:value="11.314036">
            <text:p>11.314036</text:p>
          </table:table-cell>
          <table:table-cell office:value-type="float" office:value="41.427109">
            <text:p>41.42710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.07844">
            <text:p>12.07844</text:p>
          </table:table-cell>
          <table:table-cell office:value-type="float" office:value="0.726965">
            <text:p>0.726965</text:p>
          </table:table-cell>
          <table:table-cell office:value-type="float" office:value="12.07844">
            <text:p>12.07844</text:p>
          </table:table-cell>
          <table:table-cell office:value-type="float" office:value="40.712246">
            <text:p>40.71224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1.947247">
            <text:p>11.947247</text:p>
          </table:table-cell>
          <table:table-cell office:value-type="float" office:value="0.710794">
            <text:p>0.710794</text:p>
          </table:table-cell>
          <table:table-cell office:value-type="float" office:value="11.947247">
            <text:p>11.947247</text:p>
          </table:table-cell>
          <table:table-cell office:value-type="float" office:value="40.84206">
            <text:p>40.842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.009011">
            <text:p>12.009011</text:p>
          </table:table-cell>
          <table:table-cell office:value-type="float" office:value="0.697863">
            <text:p>0.697863</text:p>
          </table:table-cell>
          <table:table-cell office:value-type="float" office:value="12.009011">
            <text:p>12.009011</text:p>
          </table:table-cell>
          <table:table-cell office:value-type="float" office:value="40.796524">
            <text:p>40.79652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.946292">
            <text:p>11.946292</text:p>
          </table:table-cell>
          <table:table-cell office:value-type="float" office:value="0.690877">
            <text:p>0.690877</text:p>
          </table:table-cell>
          <table:table-cell office:value-type="float" office:value="11.946292">
            <text:p>11.946292</text:p>
          </table:table-cell>
          <table:table-cell office:value-type="float" office:value="40.856358">
            <text:p>40.85635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.925759">
            <text:p>11.925759</text:p>
          </table:table-cell>
          <table:table-cell office:value-type="float" office:value="0.687648">
            <text:p>0.687648</text:p>
          </table:table-cell>
          <table:table-cell office:value-type="float" office:value="11.925759">
            <text:p>11.925759</text:p>
          </table:table-cell>
          <table:table-cell office:value-type="float" office:value="40.879133">
            <text:p>40.8791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.863528">
            <text:p>11.863528</text:p>
          </table:table-cell>
          <table:table-cell office:value-type="float" office:value="0.683078">
            <text:p>0.683078</text:p>
          </table:table-cell>
          <table:table-cell office:value-type="float" office:value="11.863528">
            <text:p>11.863528</text:p>
          </table:table-cell>
          <table:table-cell office:value-type="float" office:value="40.938729">
            <text:p>40.9387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.745874">
            <text:p>11.745874</text:p>
          </table:table-cell>
          <table:table-cell office:value-type="float" office:value="0.678226">
            <text:p>0.678226</text:p>
          </table:table-cell>
          <table:table-cell office:value-type="float" office:value="11.745874">
            <text:p>11.745874</text:p>
          </table:table-cell>
          <table:table-cell office:value-type="float" office:value="41.049868">
            <text:p>41.04986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.599305">
            <text:p>11.599305</text:p>
          </table:table-cell>
          <table:table-cell office:value-type="float" office:value="0.663251">
            <text:p>0.663251</text:p>
          </table:table-cell>
          <table:table-cell office:value-type="float" office:value="11.599305">
            <text:p>11.599305</text:p>
          </table:table-cell>
          <table:table-cell office:value-type="float" office:value="41.190299">
            <text:p>41.19029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.636441">
            <text:p>11.636441</text:p>
          </table:table-cell>
          <table:table-cell office:value-type="float" office:value="0.651099">
            <text:p>0.651099</text:p>
          </table:table-cell>
          <table:table-cell office:value-type="float" office:value="11.636441">
            <text:p>11.636441</text:p>
          </table:table-cell>
          <table:table-cell office:value-type="float" office:value="41.18182">
            <text:p>41.181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.644006">
            <text:p>11.644006</text:p>
          </table:table-cell>
          <table:table-cell office:value-type="float" office:value="0.650728">
            <text:p>0.650728</text:p>
          </table:table-cell>
          <table:table-cell office:value-type="float" office:value="11.644006">
            <text:p>11.644006</text:p>
          </table:table-cell>
          <table:table-cell office:value-type="float" office:value="41.163173">
            <text:p>41.1631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.65667">
            <text:p>11.65667</text:p>
          </table:table-cell>
          <table:table-cell office:value-type="float" office:value="0.651764">
            <text:p>0.651764</text:p>
          </table:table-cell>
          <table:table-cell office:value-type="float" office:value="11.65667">
            <text:p>11.65667</text:p>
          </table:table-cell>
          <table:table-cell office:value-type="float" office:value="41.148269">
            <text:p>41.14826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.573478">
            <text:p>11.573478</text:p>
          </table:table-cell>
          <table:table-cell office:value-type="float" office:value="0.647363">
            <text:p>0.647363</text:p>
          </table:table-cell>
          <table:table-cell office:value-type="float" office:value="11.573478">
            <text:p>11.573478</text:p>
          </table:table-cell>
          <table:table-cell office:value-type="float" office:value="41.224929">
            <text:p>41.2249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.262249">
            <text:p>13.262249</text:p>
          </table:table-cell>
          <table:table-cell office:value-type="float" office:value="0.818537">
            <text:p>0.818537</text:p>
          </table:table-cell>
          <table:table-cell office:value-type="float" office:value="13.262249">
            <text:p>13.262249</text:p>
          </table:table-cell>
          <table:table-cell office:value-type="float" office:value="39.521395">
            <text:p>39.5213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.130094">
            <text:p>13.130094</text:p>
          </table:table-cell>
          <table:table-cell office:value-type="float" office:value="0.788521">
            <text:p>0.788521</text:p>
          </table:table-cell>
          <table:table-cell office:value-type="float" office:value="13.130094">
            <text:p>13.130094</text:p>
          </table:table-cell>
          <table:table-cell office:value-type="float" office:value="39.663035">
            <text:p>39.6630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.154808">
            <text:p>13.154808</text:p>
          </table:table-cell>
          <table:table-cell office:value-type="float" office:value="0.772295">
            <text:p>0.772295</text:p>
          </table:table-cell>
          <table:table-cell office:value-type="float" office:value="13.154808">
            <text:p>13.154808</text:p>
          </table:table-cell>
          <table:table-cell office:value-type="float" office:value="39.657137">
            <text:p>39.65713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.136414">
            <text:p>13.136414</text:p>
          </table:table-cell>
          <table:table-cell office:value-type="float" office:value="0.779475">
            <text:p>0.779475</text:p>
          </table:table-cell>
          <table:table-cell office:value-type="float" office:value="13.136414">
            <text:p>13.136414</text:p>
          </table:table-cell>
          <table:table-cell office:value-type="float" office:value="39.665038">
            <text:p>39.66503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.184077">
            <text:p>13.184077</text:p>
          </table:table-cell>
          <table:table-cell office:value-type="float" office:value="0.766395">
            <text:p>0.766395</text:p>
          </table:table-cell>
          <table:table-cell office:value-type="float" office:value="13.184077">
            <text:p>13.184077</text:p>
          </table:table-cell>
          <table:table-cell office:value-type="float" office:value="39.634824">
            <text:p>39.63482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.151325">
            <text:p>13.151325</text:p>
          </table:table-cell>
          <table:table-cell office:value-type="float" office:value="0.781601">
            <text:p>0.781601</text:p>
          </table:table-cell>
          <table:table-cell office:value-type="float" office:value="13.151325">
            <text:p>13.151325</text:p>
          </table:table-cell>
          <table:table-cell office:value-type="float" office:value="39.65088">
            <text:p>39.650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.255359">
            <text:p>16.255359</text:p>
          </table:table-cell>
          <table:table-cell office:value-type="float" office:value="1.080036">
            <text:p>1.080036</text:p>
          </table:table-cell>
          <table:table-cell office:value-type="float" office:value="16.255359">
            <text:p>16.255359</text:p>
          </table:table-cell>
          <table:table-cell office:value-type="float" office:value="36.519484">
            <text:p>36.5194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.119241">
            <text:p>16.119241</text:p>
          </table:table-cell>
          <table:table-cell office:value-type="float" office:value="0.999071">
            <text:p>0.999071</text:p>
          </table:table-cell>
          <table:table-cell office:value-type="float" office:value="16.119241">
            <text:p>16.119241</text:p>
          </table:table-cell>
          <table:table-cell office:value-type="float" office:value="36.716494">
            <text:p>36.71649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.171926">
            <text:p>16.171926</text:p>
          </table:table-cell>
          <table:table-cell office:value-type="float" office:value="0.981657">
            <text:p>0.981657</text:p>
          </table:table-cell>
          <table:table-cell office:value-type="float" office:value="16.171926">
            <text:p>16.171926</text:p>
          </table:table-cell>
          <table:table-cell office:value-type="float" office:value="36.682605">
            <text:p>36.6826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.139075">
            <text:p>16.139075</text:p>
          </table:table-cell>
          <table:table-cell office:value-type="float" office:value="0.997122">
            <text:p>0.997122</text:p>
          </table:table-cell>
          <table:table-cell office:value-type="float" office:value="16.139075">
            <text:p>16.139075</text:p>
          </table:table-cell>
          <table:table-cell office:value-type="float" office:value="36.698647">
            <text:p>36.69864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.062743">
            <text:p>16.062743</text:p>
          </table:table-cell>
          <table:table-cell office:value-type="float" office:value="0.98134">
            <text:p>0.98134</text:p>
          </table:table-cell>
          <table:table-cell office:value-type="float" office:value="16.062743">
            <text:p>16.062743</text:p>
          </table:table-cell>
          <table:table-cell office:value-type="float" office:value="36.780088">
            <text:p>36.78008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.073134">
            <text:p>16.073134</text:p>
          </table:table-cell>
          <table:table-cell office:value-type="float" office:value="0.983519">
            <text:p>0.983519</text:p>
          </table:table-cell>
          <table:table-cell office:value-type="float" office:value="16.073134">
            <text:p>16.073134</text:p>
          </table:table-cell>
          <table:table-cell office:value-type="float" office:value="36.767809">
            <text:p>36.76780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.234638">
            <text:p>22.234638</text:p>
          </table:table-cell>
          <table:table-cell office:value-type="float" office:value="1.521223">
            <text:p>1.521223</text:p>
          </table:table-cell>
          <table:table-cell office:value-type="float" office:value="22.234638">
            <text:p>22.234638</text:p>
          </table:table-cell>
          <table:table-cell office:value-type="float" office:value="30.930807">
            <text:p>30.93080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.949857">
            <text:p>21.949857</text:p>
          </table:table-cell>
          <table:table-cell office:value-type="float" office:value="1.489584">
            <text:p>1.489584</text:p>
          </table:table-cell>
          <table:table-cell office:value-type="float" office:value="21.949857">
            <text:p>21.949857</text:p>
          </table:table-cell>
          <table:table-cell office:value-type="float" office:value="31.223186">
            <text:p>31.22318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.177781">
            <text:p>22.177781</text:p>
          </table:table-cell>
          <table:table-cell office:value-type="float" office:value="1.435296">
            <text:p>1.435296</text:p>
          </table:table-cell>
          <table:table-cell office:value-type="float" office:value="22.177781">
            <text:p>22.177781</text:p>
          </table:table-cell>
          <table:table-cell office:value-type="float" office:value="31.060222">
            <text:p>31.0602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.078888">
            <text:p>22.078888</text:p>
          </table:table-cell>
          <table:table-cell office:value-type="float" office:value="1.530651">
            <text:p>1.530651</text:p>
          </table:table-cell>
          <table:table-cell office:value-type="float" office:value="22.078888">
            <text:p>22.078888</text:p>
          </table:table-cell>
          <table:table-cell office:value-type="float" office:value="31.063327">
            <text:p>31.06332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.149271">
            <text:p>22.149271</text:p>
          </table:table-cell>
          <table:table-cell office:value-type="float" office:value="1.406144">
            <text:p>1.406144</text:p>
          </table:table-cell>
          <table:table-cell office:value-type="float" office:value="22.149271">
            <text:p>22.149271</text:p>
          </table:table-cell>
          <table:table-cell office:value-type="float" office:value="31.113152">
            <text:p>31.11315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1.93716">
            <text:p>21.93716</text:p>
          </table:table-cell>
          <table:table-cell office:value-type="float" office:value="1.434959">
            <text:p>1.434959</text:p>
          </table:table-cell>
          <table:table-cell office:value-type="float" office:value="21.93716">
            <text:p>21.93716</text:p>
          </table:table-cell>
          <table:table-cell office:value-type="float" office:value="31.97222">
            <text:p>31.97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MAX([.B2:.B61])" office:value-type="float" office:value="57.075831">
            <text:p>57.075831</text:p>
          </table:table-cell>
          <table:table-cell table:formula="of:=MAX([.C2:.C61])" office:value-type="float" office:value="1.530651">
            <text:p>1.530651</text:p>
          </table:table-cell>
          <table:table-cell table:formula="of:=MAX([.D2:.D61])" office:value-type="float" office:value="57.075831">
            <text:p>57.075831</text:p>
          </table:table-cell>
          <table:table-cell table:formula="of:=MAX([.E2:.E61])" office:value-type="float" office:value="41.466237">
            <text:p>41.466237</text:p>
          </table:table-cell>
        </table:table-row>
        <table:table-row table:style-name="ro1">
          <table:table-cell/>
          <table:table-cell table:formula="of:=MIN([.B2:.B61])" office:value-type="float" office:value="11.281967">
            <text:p>11.281967</text:p>
          </table:table-cell>
          <table:table-cell table:formula="of:=MIN([.C2:.C61])" office:value-type="float" office:value="0.633644">
            <text:p>0.633644</text:p>
          </table:table-cell>
          <table:table-cell table:formula="of:=MIN([.D2:.D61])" office:value-type="float" office:value="11.281967">
            <text:p>11.281967</text:p>
          </table:table-cell>
          <table:table-cell table:formula="of:=MIN([.E2:.E61])" office:value-type="float" office:value="30.566441">
            <text:p>30.5664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[.C63]-[.C64])/[.C64]" office:value-type="float" office:value="1.41563243714136">
            <text:p>1.4156324371</text:p>
          </table:table-cell>
          <table:table-cell table:formula="of:=([.D63]-[.D64])/[.D64]" office:value-type="float" office:value="4.05903190463152">
            <text:p>4.0590319046</text:p>
          </table:table-cell>
          <table:table-cell table:formula="of:=([.E63]-[.E64])/[.E64]" office:value-type="float" office:value="0.356593559583859">
            <text:p>0.3565935596</text:p>
          </table:table-cell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5-07T17:59:57</meta:creation-date>
    <dc:date>2014-05-08T15:21:59</dc:date>
    <dc:creator>Sandeep </dc:creator>
    <meta:editing-duration>PT6H51M54S</meta:editing-duration>
    <meta:editing-cycles>32</meta:editing-cycles>
    <meta:generator>LibreOffice/3.5$Linux_X86_64 LibreOffice_project/350m1$Build-2</meta:generator>
    <meta:document-statistic meta:table-count="3" meta:cell-count="1485" meta:object-count="0"/>
  </office:meta>
</office:document-meta>
</file>